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36.00pt" fo:font-weight="bold" fo:font-family="sans-serif" style:font-family-asian="sans-serif" style:font-family-complex="sans-serif"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sans-serif" style:font-family-asian="sans-serif" style:font-family-complex="sans-serif"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sans-serif" style:font-family-asian="sans-serif" style:font-family-complex="sans-serif"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0.00pt" fo:font-weight="normal" fo:font-family="sans-serif" style:font-family-asian="sans-serif" style:font-family-complex="sans-serif" fo:background-color="transparent" style:use-window-font-color="true" fo:font-style="italic"/>
    </style:style>
    <style:style style:name="T9" style:family="text">
      <style:text-properties fo:font-size="12.00pt" fo:font-weight="normal" fo:font-family="sans-serif" style:font-family-asian="sans-serif" style:font-family-complex="sans-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9.50pt" fo:font-weight="bold" fo:font-family="sans-serif" style:font-family-asian="sans-serif" style:font-family-complex="sans-serif"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7.50pt" fo:font-weight="bold" fo:font-family="sans-serif" style:font-family-asian="sans-serif" style:font-family-complex="sans-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7.50pt" fo:font-weight="bold" fo:font-family="sans-serif" style:font-family-asian="sans-serif" style:font-family-complex="sans-serif"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7.50pt" fo:font-weight="bold" fo:font-family="sans-serif" style:font-family-asian="sans-serif" style:font-family-complex="sans-serif"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7.50pt" fo:font-weight="bold" fo:font-family="sans-serif" style:font-family-asian="sans-serif" style:font-family-complex="sans-serif"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9.75pt" fo:font-weight="normal" fo:font-family="sans-serif" style:font-family-asian="sans-serif" style:font-family-complex="sans-serif"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sans-serif" style:font-family-asian="sans-serif" style:font-family-complex="sans-serif"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sans-serif" style:font-family-asian="sans-serif" style:font-family-complex="sans-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bold" fo:font-family="sans-serif" style:font-family-asian="sans-serif" style:font-family-complex="sans-serif" fo:background-color="transparent" style:use-window-font-color="true"/>
    </style:style>
    <style:style style:name="T28" style:family="text">
      <style:text-properties fo:font-size="10.00pt" fo:font-weight="bold" style:text-underline-mode="continuous" style:text-underline-type="single" style:text-underline-style="solid" style:text-underline-width="normal" fo:font-family="sans-serif" style:font-family-asian="sans-serif" style:font-family-complex="sans-serif" fo:background-color="transparent" fo:color="#0000ff" fo:text-transform="uppercase"/>
    </style:style>
    <style:style style:name="T29" style:family="text">
      <style:text-properties fo:font-size="10.00pt" fo:font-weight="bold" style:text-underline-mode="continuous" style:text-underline-type="single" style:text-underline-style="solid" style:text-underline-width="normal" fo:font-family="sans-serif" style:font-family-asian="sans-serif" style:font-family-complex="sans-serif" fo:background-color="transparent" fo:color="#0000ff" fo:text-transform="uppercase"/>
    </style:style>
    <style:style style:name="T30" style:family="text">
      <style:text-properties fo:font-size="10.00pt" fo:font-weight="bold" fo:font-family="sans-serif" style:font-family-asian="sans-serif" style:font-family-complex="sans-serif" fo:background-color="transparent" style:use-window-font-color="true" fo:text-transform="uppercase"/>
    </style:style>
    <style:style style:name="T31" style:family="text">
      <style:text-properties fo:font-size="10.00pt" fo:font-weight="bold" style:text-underline-mode="continuous" style:text-underline-type="single" style:text-underline-style="solid" style:text-underline-width="normal" fo:font-family="sans-serif" style:font-family-asian="sans-serif" style:font-family-complex="sans-serif" fo:background-color="transparent" fo:color="#0000ff" fo:text-transform="uppercase"/>
    </style:style>
    <style:style style:name="T32" style:family="text">
      <style:text-properties fo:font-size="10.00pt" fo:font-weight="bold" style:text-underline-mode="continuous" style:text-underline-type="single" style:text-underline-style="solid" style:text-underline-width="normal" fo:font-family="sans-serif" style:font-family-asian="sans-serif" style:font-family-complex="sans-serif" fo:background-color="transparent" fo:color="#0000ff" fo:text-transform="uppercas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35"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36" style:family="text">
      <style:text-properties fo:font-size="10.00pt" fo:font-weight="normal" fo:font-family="sans-serif" style:font-family-asian="sans-serif" style:font-family-complex="sans-serif" fo:background-color="transparent" style:use-window-font-color="true" fo:font-variant="small-caps"/>
    </style:style>
    <style:style style:name="T37"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38"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41"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42" style:family="text">
      <style:text-properties fo:font-size="10.00pt" fo:font-weight="normal" fo:font-family="sans-serif" style:font-family-asian="sans-serif" style:font-family-complex="sans-serif" fo:background-color="transparent" style:use-window-font-color="true" fo:font-variant="small-caps"/>
    </style:style>
    <style:style style:name="T43"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44"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style="italic"/>
    </style:style>
    <style:style style:name="T47"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style="italic"/>
    </style:style>
    <style:style style:name="T48" style:family="text">
      <style:text-properties fo:font-size="10.00pt" fo:font-weight="normal" fo:font-family="sans-serif" style:font-family-asian="sans-serif" style:font-family-complex="sans-serif" fo:background-color="transparent" style:use-window-font-color="true" fo:font-style="italic"/>
    </style:style>
    <style:style style:name="T49"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style="italic"/>
    </style:style>
    <style:style style:name="T50"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style="italic"/>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style="italic"/>
    </style:style>
    <style:style style:name="T53"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style="italic"/>
    </style:style>
    <style:style style:name="T54" style:family="text">
      <style:text-properties fo:font-size="10.00pt" fo:font-weight="normal" fo:font-family="sans-serif" style:font-family-asian="sans-serif" style:font-family-complex="sans-serif" fo:background-color="transparent" style:use-window-font-color="true" fo:font-style="italic"/>
    </style:style>
    <style:style style:name="T55"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style="italic"/>
    </style:style>
    <style:style style:name="T56"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style="italic"/>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0.00pt" fo:font-weight="bold" style:text-underline-mode="continuous" style:text-underline-type="single" style:text-underline-style="solid" style:text-underline-width="normal" fo:font-family="sans-serif" style:font-family-asian="sans-serif" style:font-family-complex="sans-serif" fo:background-color="transparent" fo:color="#0000ff" fo:text-transform="uppercase"/>
    </style:style>
    <style:style style:name="T59" style:family="text">
      <style:text-properties fo:font-size="10.00pt" fo:font-weight="bold" style:text-underline-mode="continuous" style:text-underline-type="single" style:text-underline-style="solid" style:text-underline-width="normal" fo:font-family="sans-serif" style:font-family-asian="sans-serif" style:font-family-complex="sans-serif" fo:background-color="transparent" fo:color="#0000ff" fo:text-transform="uppercase"/>
    </style:style>
    <style:style style:name="T60" style:family="text">
      <style:text-properties fo:font-size="10.00pt" fo:font-weight="bold" fo:font-family="sans-serif" style:font-family-asian="sans-serif" style:font-family-complex="sans-serif" fo:background-color="transparent" style:use-window-font-color="true" fo:text-transform="uppercase"/>
    </style:style>
    <style:style style:name="T61" style:family="text">
      <style:text-properties fo:font-size="10.00pt" fo:font-weight="bold" style:text-underline-mode="continuous" style:text-underline-type="single" style:text-underline-style="solid" style:text-underline-width="normal" fo:font-family="sans-serif" style:font-family-asian="sans-serif" style:font-family-complex="sans-serif" fo:background-color="transparent" fo:color="#0000ff" fo:text-transform="uppercase"/>
    </style:style>
    <style:style style:name="T62" style:family="text">
      <style:text-properties fo:font-size="10.00pt" fo:font-weight="bold" style:text-underline-mode="continuous" style:text-underline-type="single" style:text-underline-style="solid" style:text-underline-width="normal" fo:font-family="sans-serif" style:font-family-asian="sans-serif" style:font-family-complex="sans-serif" fo:background-color="transparent" fo:color="#0000ff" fo:text-transform="uppercas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65"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66" style:family="text">
      <style:text-properties fo:font-size="10.00pt" fo:font-weight="normal" fo:font-family="sans-serif" style:font-family-asian="sans-serif" style:font-family-complex="sans-serif" fo:background-color="transparent" style:use-window-font-color="true" fo:font-variant="small-caps"/>
    </style:style>
    <style:style style:name="T67"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68"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71"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72" style:family="text">
      <style:text-properties fo:font-size="10.00pt" fo:font-weight="normal" fo:font-family="sans-serif" style:font-family-asian="sans-serif" style:font-family-complex="sans-serif" fo:background-color="transparent" style:use-window-font-color="true" fo:font-variant="small-caps"/>
    </style:style>
    <style:style style:name="T73"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74"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77"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78"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79"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80"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81"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82" style:family="text">
      <style:text-properties fo:font-size="10.00pt" fo:font-weight="normal" fo:font-family="sans-serif" style:font-family-asian="sans-serif" style:font-family-complex="sans-serif" fo:background-color="transparent" style:use-window-font-color="true" fo:font-variant="small-caps"/>
    </style:style>
    <style:style style:name="T83"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84"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0.00pt" fo:font-weight="bold" style:text-underline-mode="continuous" style:text-underline-type="single" style:text-underline-style="solid" style:text-underline-width="normal" fo:font-family="sans-serif" style:font-family-asian="sans-serif" style:font-family-complex="sans-serif" fo:background-color="transparent" fo:color="#0000ff" fo:text-transform="uppercase"/>
    </style:style>
    <style:style style:name="T87" style:family="text">
      <style:text-properties fo:font-size="10.00pt" fo:font-weight="bold" style:text-underline-mode="continuous" style:text-underline-type="single" style:text-underline-style="solid" style:text-underline-width="normal" fo:font-family="sans-serif" style:font-family-asian="sans-serif" style:font-family-complex="sans-serif" fo:background-color="transparent" fo:color="#0000ff" fo:text-transform="uppercase"/>
    </style:style>
    <style:style style:name="T88" style:family="text">
      <style:text-properties fo:font-size="10.00pt" fo:font-weight="bold" fo:font-family="sans-serif" style:font-family-asian="sans-serif" style:font-family-complex="sans-serif" fo:background-color="transparent" style:use-window-font-color="true" fo:text-transform="uppercase"/>
    </style:style>
    <style:style style:name="T89" style:family="text">
      <style:text-properties fo:font-size="10.00pt" fo:font-weight="bold" style:text-underline-mode="continuous" style:text-underline-type="single" style:text-underline-style="solid" style:text-underline-width="normal" fo:font-family="sans-serif" style:font-family-asian="sans-serif" style:font-family-complex="sans-serif" fo:background-color="transparent" fo:color="#0000ff" fo:text-transform="uppercase"/>
    </style:style>
    <style:style style:name="T90" style:family="text">
      <style:text-properties fo:font-size="10.00pt" fo:font-weight="bold" style:text-underline-mode="continuous" style:text-underline-type="single" style:text-underline-style="solid" style:text-underline-width="normal" fo:font-family="sans-serif" style:font-family-asian="sans-serif" style:font-family-complex="sans-serif" fo:background-color="transparent" fo:color="#0000ff" fo:text-transform="uppercas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93"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94" style:family="text">
      <style:text-properties fo:font-size="10.00pt" fo:font-weight="normal" fo:font-family="sans-serif" style:font-family-asian="sans-serif" style:font-family-complex="sans-serif" fo:background-color="transparent" style:use-window-font-color="true" fo:font-variant="small-caps"/>
    </style:style>
    <style:style style:name="T95"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96"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99"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100" style:family="text">
      <style:text-properties fo:font-size="10.00pt" fo:font-weight="normal" fo:font-family="sans-serif" style:font-family-asian="sans-serif" style:font-family-complex="sans-serif" fo:background-color="transparent" style:use-window-font-color="true" fo:font-variant="small-caps"/>
    </style:style>
    <style:style style:name="T101"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102"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105"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106" style:family="text">
      <style:text-properties fo:font-size="10.00pt" fo:font-weight="normal" fo:font-family="sans-serif" style:font-family-asian="sans-serif" style:font-family-complex="sans-serif" fo:background-color="transparent" style:use-window-font-color="true" fo:font-variant="small-caps"/>
    </style:style>
    <style:style style:name="T107"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108"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111"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112" style:family="text">
      <style:text-properties fo:font-size="10.00pt" fo:font-weight="normal" fo:font-family="sans-serif" style:font-family-asian="sans-serif" style:font-family-complex="sans-serif" fo:background-color="transparent" style:use-window-font-color="true" fo:font-variant="small-caps"/>
    </style:style>
    <style:style style:name="T113"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114"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117"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118" style:family="text">
      <style:text-properties fo:font-size="10.00pt" fo:font-weight="normal" fo:font-family="sans-serif" style:font-family-asian="sans-serif" style:font-family-complex="sans-serif" fo:background-color="transparent" style:use-window-font-color="true" fo:font-variant="small-caps"/>
    </style:style>
    <style:style style:name="T119"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120"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123"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124" style:family="text">
      <style:text-properties fo:font-size="10.00pt" fo:font-weight="normal" fo:font-family="sans-serif" style:font-family-asian="sans-serif" style:font-family-complex="sans-serif" fo:background-color="transparent" style:use-window-font-color="true" fo:font-variant="small-caps"/>
    </style:style>
    <style:style style:name="T125"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126" style:family="text">
      <style:text-properties fo:font-size="10.00pt" fo:font-weight="normal" style:text-underline-mode="continuous" style:text-underline-type="single" style:text-underline-style="solid" style:text-underline-width="normal" fo:font-family="sans-serif" style:font-family-asian="sans-serif" style:font-family-complex="sans-serif" fo:background-color="transparent" fo:color="#0000ff" fo:font-variant="small-caps"/>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0.00pt" fo:font-weight="bold" style:text-underline-mode="continuous" style:text-underline-type="single" style:text-underline-style="solid" style:text-underline-width="normal" fo:font-family="sans-serif" style:font-family-asian="sans-serif" style:font-family-complex="sans-serif" fo:background-color="transparent" fo:color="#0000ff" fo:text-transform="uppercase"/>
    </style:style>
    <style:style style:name="T129" style:family="text">
      <style:text-properties fo:font-size="10.00pt" fo:font-weight="bold" style:text-underline-mode="continuous" style:text-underline-type="single" style:text-underline-style="solid" style:text-underline-width="normal" fo:font-family="sans-serif" style:font-family-asian="sans-serif" style:font-family-complex="sans-serif" fo:background-color="transparent" fo:color="#0000ff" fo:text-transform="uppercase"/>
    </style:style>
    <style:style style:name="T130" style:family="text">
      <style:text-properties fo:font-size="10.00pt" fo:font-weight="bold" fo:font-family="sans-serif" style:font-family-asian="sans-serif" style:font-family-complex="sans-serif" fo:background-color="transparent" style:use-window-font-color="true" fo:text-transform="uppercase"/>
    </style:style>
    <style:style style:name="T131" style:family="text">
      <style:text-properties fo:font-size="10.00pt" fo:font-weight="bold" style:text-underline-mode="continuous" style:text-underline-type="single" style:text-underline-style="solid" style:text-underline-width="normal" fo:font-family="sans-serif" style:font-family-asian="sans-serif" style:font-family-complex="sans-serif" fo:background-color="transparent" fo:color="#0000ff" fo:text-transform="uppercase"/>
    </style:style>
    <style:style style:name="T132" style:family="text">
      <style:text-properties fo:font-size="10.00pt" fo:font-weight="bold" style:text-underline-mode="continuous" style:text-underline-type="single" style:text-underline-style="solid" style:text-underline-width="normal" fo:font-family="sans-serif" style:font-family-asian="sans-serif" style:font-family-complex="sans-serif" fo:background-color="transparent" fo:color="#0000ff" fo:text-transform="uppercas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0.00pt" fo:font-weight="bold" style:text-underline-mode="continuous" style:text-underline-type="single" style:text-underline-style="solid" style:text-underline-width="normal" fo:font-family="sans-serif" style:font-family-asian="sans-serif" style:font-family-complex="sans-serif" fo:background-color="transparent" fo:color="#0000ff" fo:text-transform="uppercase"/>
    </style:style>
    <style:style style:name="T135" style:family="text">
      <style:text-properties fo:font-size="10.00pt" fo:font-weight="bold" style:text-underline-mode="continuous" style:text-underline-type="single" style:text-underline-style="solid" style:text-underline-width="normal" fo:font-family="sans-serif" style:font-family-asian="sans-serif" style:font-family-complex="sans-serif" fo:background-color="transparent" fo:color="#0000ff" fo:text-transform="uppercase"/>
    </style:style>
    <style:style style:name="T136" style:family="text">
      <style:text-properties fo:font-size="10.00pt" fo:font-weight="bold" fo:font-family="sans-serif" style:font-family-asian="sans-serif" style:font-family-complex="sans-serif" fo:background-color="transparent" style:use-window-font-color="true" fo:text-transform="uppercase"/>
    </style:style>
    <style:style style:name="T137" style:family="text">
      <style:text-properties fo:font-size="10.00pt" fo:font-weight="bold" style:text-underline-mode="continuous" style:text-underline-type="single" style:text-underline-style="solid" style:text-underline-width="normal" fo:font-family="sans-serif" style:font-family-asian="sans-serif" style:font-family-complex="sans-serif" fo:background-color="transparent" fo:color="#0000ff" fo:text-transform="uppercase"/>
    </style:style>
    <style:style style:name="T138" style:family="text">
      <style:text-properties fo:font-size="10.00pt" fo:font-weight="bold" style:text-underline-mode="continuous" style:text-underline-type="single" style:text-underline-style="solid" style:text-underline-width="normal" fo:font-family="sans-serif" style:font-family-asian="sans-serif" style:font-family-complex="sans-serif" fo:background-color="transparent" fo:color="#0000ff" fo:text-transform="uppercas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6.00pt" fo:font-weight="bold" fo:font-family="sans-serif" style:font-family-asian="sans-serif" style:font-family-complex="sans-serif" fo:background-color="transparent" style:use-window-font-color="true"/>
    </style:style>
    <style:style style:name="T141" style:family="text">
      <style:text-properties fo:font-size="12.00pt" fo:font-weight="normal" fo:font-family="sans-serif" style:font-family-asian="sans-serif" style:font-family-complex="sans-serif" fo:background-color="transparent" style:use-window-font-color="true"/>
    </style:style>
    <style:style style:name="T142" style:family="text">
      <style:text-properties fo:font-size="14.00pt" fo:font-weight="normal" fo:font-family="sans-serif" style:font-family-asian="sans-serif" style:font-family-complex="sans-serif"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2.00pt" fo:font-weight="normal" fo:font-family="sans-serif" style:font-family-asian="sans-serif" style:font-family-complex="sans-serif" fo:background-color="transparent" style:use-window-font-color="true"/>
    </style:style>
    <style:style style:name="T145" style:family="text">
      <style:text-properties fo:font-size="12.00pt" fo:font-weight="normal" style:text-underline-mode="continuous" style:text-underline-type="single" style:text-underline-style="solid" style:text-underline-width="normal" fo:font-family="sans-serif" style:font-family-asian="sans-serif" style:font-family-complex="sans-serif" fo:background-color="transparent" fo:color="#0000ff"/>
    </style:style>
    <style:style style:name="T146" style:family="text">
      <style:text-properties fo:font-size="12.00pt" fo:font-weight="normal" style:text-underline-mode="continuous" style:text-underline-type="single" style:text-underline-style="solid" style:text-underline-width="normal" fo:font-family="sans-serif" style:font-family-asian="sans-serif" style:font-family-complex="sans-serif" fo:background-color="transparent" fo:color="#0000ff"/>
    </style:style>
    <style:style style:name="T147" style:family="text">
      <style:text-properties fo:font-size="12.00pt" fo:font-weight="normal" fo:font-family="sans-serif" style:font-family-asian="sans-serif" style:font-family-complex="sans-serif" fo:background-color="transparent" style:use-window-font-color="true"/>
    </style:style>
    <style:style style:name="T148" style:family="text">
      <style:text-properties fo:font-size="12.00pt" fo:font-weight="normal" style:text-underline-mode="continuous" style:text-underline-type="single" style:text-underline-style="solid" style:text-underline-width="normal" fo:font-family="sans-serif" style:font-family-asian="sans-serif" style:font-family-complex="sans-serif" fo:background-color="transparent" fo:color="#0000ff"/>
    </style:style>
    <style:style style:name="T149" style:family="text">
      <style:text-properties fo:font-size="12.00pt" fo:font-weight="normal" style:text-underline-mode="continuous" style:text-underline-type="single" style:text-underline-style="solid" style:text-underline-width="normal" fo:font-family="sans-serif" style:font-family-asian="sans-serif" style:font-family-complex="sans-serif" fo:background-color="transparent" fo:color="#0000ff"/>
    </style:style>
    <style:style style:name="T150" style:family="text">
      <style:text-properties fo:font-size="12.00pt" fo:font-weight="normal" fo:font-family="sans-serif" style:font-family-asian="sans-serif" style:font-family-complex="sans-serif"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6.00pt" fo:font-weight="bold" fo:font-family="sans-serif" style:font-family-asian="sans-serif" style:font-family-complex="sans-serif" fo:background-color="transparent" style:use-window-font-color="true"/>
    </style:style>
    <style:style style:name="T153" style:family="text">
      <style:text-properties fo:font-size="16.00pt" fo:font-weight="normal" fo:font-family="sans-serif" style:font-family-asian="sans-serif" style:font-family-complex="sans-serif"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4.00pt" fo:font-weight="bold" fo:font-family="sans-serif" style:font-family-asian="sans-serif" style:font-family-complex="sans-serif" fo:background-color="transparent" style:use-window-font-color="true"/>
    </style:style>
    <style:style style:name="T156" style:family="text">
      <style:text-properties fo:font-size="16.00pt" fo:font-weight="normal" fo:font-family="sans-serif" style:font-family-asian="sans-serif" style:font-family-complex="sans-serif"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6.00pt" fo:font-weight="bold" fo:font-family="sans-serif" style:font-family-asian="sans-serif" style:font-family-complex="sans-serif" fo:background-color="transparent" style:use-window-font-color="true"/>
    </style:style>
    <style:style style:name="T159" style:family="text">
      <style:text-properties fo:font-size="16.00pt" fo:font-weight="normal" fo:font-family="sans-serif" style:font-family-asian="sans-serif" style:font-family-complex="sans-serif" fo:background-color="transparent" style:use-window-font-color="true"/>
    </style:style>
    <style:style style:name="T160" style:family="text">
      <style:text-properties fo:font-size="10.00pt" fo:font-weight="normal" fo:font-family="sans-serif" style:font-family-asian="sans-serif" style:font-family-complex="sans-serif" fo:background-color="transparent" style:use-window-font-color="true"/>
    </style:style>
    <style:style style:name="T161" style:family="text">
      <style:text-properties fo:font-size="12.00pt" fo:font-weight="normal" fo:font-family="sans-serif" style:font-family-asian="sans-serif" style:font-family-complex="sans-serif" fo:background-color="transparent" style:use-window-font-color="true"/>
    </style:style>
    <style:style style:name="T162" style:family="text">
      <style:text-properties fo:font-size="10.00pt" fo:font-weight="normal" fo:font-family="sans-serif" style:font-family-asian="sans-serif" style:font-family-complex="sans-serif"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6.00pt" fo:font-weight="bold" fo:font-family="sans-serif" style:font-family-asian="sans-serif" style:font-family-complex="sans-serif" fo:background-color="transparent" style:use-window-font-color="true"/>
    </style:style>
    <style:style style:name="T165" style:family="text">
      <style:text-properties fo:font-size="16.00pt" fo:font-weight="normal" fo:font-family="sans-serif" style:font-family-asian="sans-serif" style:font-family-complex="sans-serif" fo:background-color="transparent" style:use-window-font-color="true"/>
    </style:style>
    <style:style style:name="T166" style:family="text">
      <style:text-properties fo:font-size="12.00pt" fo:font-weight="normal" fo:font-family="sans-serif" style:font-family-asian="sans-serif" style:font-family-complex="sans-serif" fo:background-color="transparent" style:use-window-font-color="true"/>
    </style:style>
    <style:style style:name="T167" style:family="text">
      <style:text-properties fo:font-size="12.00pt" fo:font-weight="normal" fo:font-family="Calibri" style:font-family-asian="Calibri" style:font-family-complex="Calibri" fo:background-color="transparent" style:use-window-font-color="true"/>
    </style:style>
    <style:style style:name="T168" style:family="text">
      <style:text-properties fo:font-size="16.00pt" fo:font-weight="bold" fo:font-family="sans-serif" style:font-family-asian="sans-serif" style:font-family-complex="sans-serif" fo:background-color="transparent" style:use-window-font-color="true"/>
    </style:style>
    <style:style style:name="T169" style:family="text">
      <style:text-properties fo:font-size="16.00pt" fo:font-weight="normal" fo:font-family="sans-serif" style:font-family-asian="sans-serif" style:font-family-complex="sans-serif" fo:background-color="transparent" style:use-window-font-color="true"/>
    </style:style>
    <style:style style:name="T170" style:family="text">
      <style:text-properties fo:font-size="12.00pt" fo:font-weight="normal" fo:font-family="sans-serif" style:font-family-asian="sans-serif" style:font-family-complex="sans-serif" fo:background-color="transparent" style:use-window-font-color="true"/>
    </style:style>
    <style:style style:name="T171" style:family="text">
      <style:text-properties fo:font-size="16.00pt" fo:font-weight="bold" fo:font-family="sans-serif" style:font-family-asian="sans-serif" style:font-family-complex="sans-serif" fo:background-color="transparent" style:use-window-font-color="true"/>
    </style:style>
    <style:style style:name="T172" style:family="text">
      <style:text-properties fo:font-size="16.00pt" fo:font-weight="normal" fo:font-family="sans-serif" style:font-family-asian="sans-serif" style:font-family-complex="sans-serif" fo:background-color="transparent" style:use-window-font-color="true"/>
    </style:style>
    <style:style style:name="T173" style:family="text">
      <style:text-properties fo:font-size="12.00pt" fo:font-weight="normal" fo:font-family="sans-serif" style:font-family-asian="sans-serif" style:font-family-complex="sans-serif"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2.00pt" fo:font-weight="normal" fo:font-family="sans-serif" style:font-family-asian="sans-serif" style:font-family-complex="sans-serif" fo:background-color="transparent" style:use-window-font-color="true"/>
    </style:style>
    <style:style style:name="T176" style:family="text">
      <style:text-properties fo:font-size="12.00pt" fo:font-weight="normal" style:text-underline-mode="continuous" style:text-underline-type="single" style:text-underline-style="solid" style:text-underline-width="normal" fo:font-family="sans-serif" style:font-family-asian="sans-serif" style:font-family-complex="sans-serif" fo:background-color="transparent" fo:color="#0000ff"/>
    </style:style>
    <style:style style:name="T177" style:family="text">
      <style:text-properties fo:font-size="12.00pt" fo:font-weight="normal" style:text-underline-mode="continuous" style:text-underline-type="single" style:text-underline-style="solid" style:text-underline-width="normal" fo:font-family="sans-serif" style:font-family-asian="sans-serif" style:font-family-complex="sans-serif" fo:background-color="transparent" fo:color="#0000ff"/>
    </style:style>
    <style:style style:name="T178" style:family="text">
      <style:text-properties fo:font-size="12.00pt" fo:font-weight="normal" fo:font-family="sans-serif" style:font-family-asian="sans-serif" style:font-family-complex="sans-serif"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2.00pt" fo:font-weight="normal" fo:font-family="sans-serif" style:font-family-asian="sans-serif" style:font-family-complex="sans-serif"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6.00pt" fo:font-weight="bold" fo:font-family="sans-serif" style:font-family-asian="sans-serif" style:font-family-complex="sans-serif" fo:background-color="transparent" style:use-window-font-color="true"/>
    </style:style>
    <style:style style:name="T183" style:family="text">
      <style:text-properties fo:font-size="12.00pt" fo:font-weight="normal" fo:font-family="sans-serif" style:font-family-asian="sans-serif" style:font-family-complex="sans-serif" fo:background-color="transparent" style:use-window-font-color="true"/>
    </style:style>
    <style:style style:name="T184" style:family="text">
      <style:text-properties fo:font-size="12.00pt" fo:font-weight="normal" fo:font-family="sans-serif" style:font-family-asian="sans-serif" style:font-family-complex="sans-serif" fo:background-color="transparent" style:use-window-font-color="true" fo:font-style="italic"/>
    </style:style>
    <style:style style:name="T185" style:family="text">
      <style:text-properties fo:font-size="12.00pt" fo:font-weight="normal" fo:font-family="sans-serif" style:font-family-asian="sans-serif" style:font-family-complex="sans-serif" fo:background-color="transparent" style:use-window-font-color="true"/>
    </style:style>
    <style:style style:name="T186" style:family="text">
      <style:text-properties fo:font-size="16.00pt" fo:font-weight="bold" fo:font-family="sans-serif" style:font-family-asian="sans-serif" style:font-family-complex="sans-serif" fo:background-color="transparent" style:use-window-font-color="true"/>
    </style:style>
    <style:style style:name="T187" style:family="text">
      <style:text-properties fo:font-size="13.00pt" fo:font-weight="bold" fo:font-family="sans-serif" style:font-family-asian="sans-serif" style:font-family-complex="sans-serif" fo:background-color="transparent" style:use-window-font-color="true"/>
    </style:style>
    <style:style style:name="T188" style:family="text">
      <style:text-properties fo:font-size="12.00pt" fo:font-weight="normal" fo:font-family="sans-serif" style:font-family-asian="sans-serif" style:font-family-complex="sans-serif" fo:background-color="transparent" style:use-window-font-color="true"/>
    </style:style>
    <style:style style:name="T189" style:family="text">
      <style:text-properties fo:font-size="12.00pt" fo:font-weight="normal" fo:font-family="Calibri" style:font-family-asian="Calibri" style:font-family-complex="Calibri" fo:background-color="transparent" style:use-window-font-color="true"/>
    </style:style>
    <style:style style:name="T190" style:family="text">
      <style:text-properties fo:font-size="16.00pt" fo:font-weight="bold" fo:font-family="sans-serif" style:font-family-asian="sans-serif" style:font-family-complex="sans-serif" fo:background-color="transparent" style:use-window-font-color="true"/>
    </style:style>
    <style:style style:name="T191" style:family="text">
      <style:text-properties fo:font-size="16.00pt" fo:font-weight="normal" fo:font-family="sans-serif" style:font-family-asian="sans-serif" style:font-family-complex="sans-serif" fo:background-color="transparent" style:use-window-font-color="true"/>
    </style:style>
    <style:style style:name="T192" style:family="text">
      <style:text-properties fo:font-size="12.00pt" fo:font-weight="normal" fo:font-family="sans-serif" style:font-family-asian="sans-serif" style:font-family-complex="sans-serif"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6.00pt" fo:font-weight="bold" fo:font-family="sans-serif" style:font-family-asian="sans-serif" style:font-family-complex="sans-serif" fo:background-color="transparent" style:use-window-font-color="true"/>
    </style:style>
    <style:style style:name="T195" style:family="text">
      <style:text-properties fo:font-size="16.00pt" fo:font-weight="normal" fo:font-family="sans-serif" style:font-family-asian="sans-serif" style:font-family-complex="sans-serif" fo:background-color="transparent" style:use-window-font-color="true"/>
    </style:style>
    <style:style style:name="T196" style:family="text">
      <style:text-properties fo:font-size="12.00pt" fo:font-weight="normal" fo:font-family="sans-serif" style:font-family-asian="sans-serif" style:font-family-complex="sans-serif"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6.00pt" fo:font-weight="bold" fo:font-family="sans-serif" style:font-family-asian="sans-serif" style:font-family-complex="sans-serif" fo:background-color="transparent" style:use-window-font-color="true"/>
    </style:style>
    <style:style style:name="T199" style:family="text">
      <style:text-properties fo:font-size="12.00pt" fo:font-weight="normal" fo:font-family="sans-serif" style:font-family-asian="sans-serif" style:font-family-complex="sans-serif"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6.00pt" fo:font-weight="bold" fo:font-family="sans-serif" style:font-family-asian="sans-serif" style:font-family-complex="sans-serif" fo:background-color="transparent" style:use-window-font-color="true"/>
    </style:style>
    <style:style style:name="T202" style:family="text">
      <style:text-properties fo:font-size="16.00pt" fo:font-weight="normal" fo:font-family="sans-serif" style:font-family-asian="sans-serif" style:font-family-complex="sans-serif" fo:background-color="transparent" style:use-window-font-color="true"/>
    </style:style>
    <style:style style:name="T203" style:family="text">
      <style:text-properties fo:font-size="12.00pt" fo:font-weight="normal" fo:font-family="sans-serif" style:font-family-asian="sans-serif" style:font-family-complex="sans-serif" fo:background-color="transparent" style:use-window-font-color="true"/>
    </style:style>
    <style:style style:name="T204" style:family="text">
      <style:text-properties fo:font-size="12.00pt" fo:font-weight="bold" fo:font-family="sans-serif" style:font-family-asian="sans-serif" style:font-family-complex="sans-serif" fo:background-color="transparent" style:use-window-font-color="true"/>
    </style:style>
    <style:style style:name="T205" style:family="text">
      <style:text-properties fo:font-size="12.00pt" fo:font-weight="normal" fo:font-family="sans-serif" style:font-family-asian="sans-serif" style:font-family-complex="sans-serif"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6.00pt" fo:font-weight="bold" fo:font-family="sans-serif" style:font-family-asian="sans-serif" style:font-family-complex="sans-serif" fo:background-color="transparent" style:use-window-font-color="true"/>
    </style:style>
    <style:style style:name="T208" style:family="text">
      <style:text-properties fo:font-size="14.00pt" fo:font-weight="bold" fo:font-family="sans-serif" style:font-family-asian="sans-serif" style:font-family-complex="sans-serif"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2.00pt" fo:font-weight="normal" fo:font-family="sans-serif" style:font-family-asian="sans-serif" style:font-family-complex="sans-serif"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6.00pt" fo:font-weight="bold" fo:font-family="sans-serif" style:font-family-asian="sans-serif" style:font-family-complex="sans-serif" fo:background-color="transparent" style:use-window-font-color="true"/>
    </style:style>
    <style:style style:name="T213" style:family="text">
      <style:text-properties fo:font-size="16.50pt" fo:font-weight="bold" fo:font-family="sans-serif" style:font-family-asian="sans-serif" style:font-family-complex="sans-serif"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4.00pt" fo:font-weight="bold" fo:font-family="sans-serif" style:font-family-asian="sans-serif" style:font-family-complex="sans-serif" fo:background-color="transparent" style:use-window-font-color="true"/>
    </style:style>
    <style:style style:name="T216" style:family="text">
      <style:text-properties fo:font-size="12.00pt" fo:font-weight="normal" fo:font-family="sans-serif" style:font-family-asian="sans-serif" style:font-family-complex="sans-serif"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4.00pt" fo:font-weight="bold" fo:font-family="sans-serif" style:font-family-asian="sans-serif" style:font-family-complex="sans-serif" fo:background-color="transparent" style:use-window-font-color="true"/>
    </style:style>
    <style:style style:name="T219" style:family="text">
      <style:text-properties fo:font-size="12.00pt" fo:font-weight="normal" fo:font-family="sans-serif" style:font-family-asian="sans-serif" style:font-family-complex="sans-serif" fo:background-color="transparent" style:use-window-font-color="true"/>
    </style:style>
    <style:style style:name="T220" style:family="text">
      <style:text-properties fo:font-size="12.00pt" fo:font-weight="normal" fo:font-family="Calibri" style:font-family-asian="Calibri" style:font-family-complex="Calibri" fo:background-color="transparent" style:use-window-font-color="true"/>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2.00pt" fo:font-weight="normal" fo:font-family="sans-serif" style:font-family-asian="sans-serif" style:font-family-complex="sans-serif"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4.00pt" fo:font-weight="bold" fo:font-family="sans-serif" style:font-family-asian="sans-serif" style:font-family-complex="sans-serif" fo:background-color="transparent" style:use-window-font-color="true"/>
    </style:style>
    <style:style style:name="T225" style:family="text">
      <style:text-properties fo:font-size="12.00pt" fo:font-weight="normal" fo:font-family="sans-serif" style:font-family-asian="sans-serif" style:font-family-complex="sans-serif" fo:background-color="transparent" style:use-window-font-color="true"/>
    </style:style>
    <style:style style:name="T226" style:family="text">
      <style:text-properties fo:font-size="12.00pt" fo:font-weight="normal" fo:font-family="Sans-serif" style:font-family-asian="Sans-serif" style:font-family-complex="Sans-serif" fo:background-color="transparent" fo:color="#111111"/>
    </style:style>
    <style:style style:name="T227" style:family="text">
      <style:text-properties fo:font-size="16.00pt" fo:font-weight="bold" fo:font-family="sans-serif" style:font-family-asian="sans-serif" style:font-family-complex="sans-serif" fo:background-color="transparent" style:use-window-font-color="true"/>
    </style:style>
    <style:style style:name="T228" style:family="text">
      <style:text-properties fo:font-size="14.00pt" fo:font-weight="bold" fo:font-family="sans-serif" style:font-family-asian="sans-serif" style:font-family-complex="sans-serif" fo:background-color="transparent" style:use-window-font-color="true"/>
    </style:style>
    <style:style style:name="T229" style:family="text">
      <style:text-properties fo:font-size="12.00pt" fo:font-weight="normal" fo:font-family="sans-serif" style:font-family-asian="sans-serif" style:font-family-complex="sans-serif" fo:background-color="transparent" style:use-window-font-color="true"/>
    </style:style>
    <style:style style:name="T230" style:family="text">
      <style:text-properties fo:font-size="14.00pt" fo:font-weight="bold" fo:font-family="sans-serif" style:font-family-asian="sans-serif" style:font-family-complex="sans-serif" fo:background-color="transparent" style:use-window-font-color="true"/>
    </style:style>
    <style:style style:name="T231" style:family="text">
      <style:text-properties fo:font-size="12.00pt" fo:font-weight="normal" fo:font-family="sans-serif" style:font-family-asian="sans-serif" style:font-family-complex="sans-serif"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6.00pt" fo:font-weight="bold" fo:font-family="sans-serif" style:font-family-asian="sans-serif" style:font-family-complex="sans-serif"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4.00pt" fo:font-weight="bold" fo:font-family="sans-serif" style:font-family-asian="sans-serif" style:font-family-complex="sans-serif" fo:background-color="transparent" style:use-window-font-color="true"/>
    </style:style>
    <style:style style:name="T236" style:family="text">
      <style:text-properties fo:font-size="14.00pt" fo:font-weight="normal" fo:font-family="sans-serif" style:font-family-asian="sans-serif" style:font-family-complex="sans-serif" fo:background-color="transparent" style:use-window-font-color="true"/>
    </style:style>
    <style:style style:name="T237" style:family="text">
      <style:text-properties fo:font-size="12.00pt" fo:font-weight="normal" fo:font-family="sans-serif" style:font-family-asian="sans-serif" style:font-family-complex="sans-serif"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4.00pt" fo:font-weight="bold" fo:font-family="sans-serif" style:font-family-asian="sans-serif" style:font-family-complex="sans-serif" fo:background-color="transparent" style:use-window-font-color="true"/>
    </style:style>
    <style:style style:name="T240" style:family="text">
      <style:text-properties fo:font-size="14.00pt" fo:font-weight="normal" fo:font-family="sans-serif" style:font-family-asian="sans-serif" style:font-family-complex="sans-serif" fo:background-color="transparent" style:use-window-font-color="true"/>
    </style:style>
    <style:style style:name="T241" style:family="text">
      <style:text-properties fo:font-size="12.00pt" fo:font-weight="normal" fo:font-family="sans-serif" style:font-family-asian="sans-serif" style:font-family-complex="sans-serif"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4.00pt" fo:font-weight="bold" fo:font-family="sans-serif" style:font-family-asian="sans-serif" style:font-family-complex="sans-serif" fo:background-color="transparent" style:use-window-font-color="true"/>
    </style:style>
    <style:style style:name="T244" style:family="text">
      <style:text-properties fo:font-size="14.00pt" fo:font-weight="normal" fo:font-family="sans-serif" style:font-family-asian="sans-serif" style:font-family-complex="sans-serif" fo:background-color="transparent" style:use-window-font-color="true"/>
    </style:style>
    <style:style style:name="T245" style:family="text">
      <style:text-properties fo:font-size="12.00pt" fo:font-weight="normal" fo:font-family="sans-serif" style:font-family-asian="sans-serif" style:font-family-complex="sans-serif" fo:background-color="transparent" style:use-window-font-color="true"/>
    </style:style>
    <style:style style:name="T246" style:family="text">
      <style:text-properties fo:font-size="14.00pt" fo:font-weight="bold" fo:font-family="sans-serif" style:font-family-asian="sans-serif" style:font-family-complex="sans-serif" fo:background-color="transparent" style:use-window-font-color="true"/>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2.00pt" fo:font-weight="normal" fo:font-family="sans-serif" style:font-family-asian="sans-serif" style:font-family-complex="sans-serif"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4.00pt" fo:font-weight="bold" fo:font-family="sans-serif" style:font-family-asian="sans-serif" style:font-family-complex="sans-serif"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2.00pt" fo:font-weight="normal" fo:font-family="sans-serif" style:font-family-asian="sans-serif" style:font-family-complex="sans-serif" fo:background-color="transparent" style:use-window-font-color="true"/>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6.00pt" fo:font-weight="bold" fo:font-family="sans-serif" style:font-family-asian="sans-serif" style:font-family-complex="sans-serif" fo:background-color="transparent" style:use-window-font-color="true"/>
    </style:style>
    <style:style style:name="T255" style:family="text">
      <style:text-properties fo:font-size="12.00pt" fo:font-weight="normal" fo:font-family="sans-serif" style:font-family-asian="sans-serif" style:font-family-complex="sans-serif"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6.00pt" fo:font-weight="bold" fo:font-family="sans-serif" style:font-family-asian="sans-serif" style:font-family-complex="sans-serif" fo:background-color="transparent" style:use-window-font-color="true"/>
    </style:style>
    <style:style style:name="T258" style:family="text">
      <style:text-properties fo:font-size="12.00pt" fo:font-weight="normal" style:text-underline-mode="continuous" style:text-underline-type="single" style:text-underline-style="solid" style:text-underline-width="normal" fo:font-family="sans-serif" style:font-family-asian="sans-serif" style:font-family-complex="sans-serif" fo:background-color="transparent" fo:color="#0000ff"/>
    </style:style>
    <style:style style:name="T259" style:family="text">
      <style:text-properties fo:font-size="12.00pt" fo:font-weight="normal" style:text-underline-mode="continuous" style:text-underline-type="single" style:text-underline-style="solid" style:text-underline-width="normal" fo:font-family="sans-serif" style:font-family-asian="sans-serif" style:font-family-complex="sans-serif" fo:background-color="transparent" fo:color="#0000ff"/>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2.00pt" fo:font-weight="normal" style:text-underline-mode="continuous" style:text-underline-type="single" style:text-underline-style="solid" style:text-underline-width="normal" fo:font-family="sans-serif" style:font-family-asian="sans-serif" style:font-family-complex="sans-serif" fo:background-color="transparent" fo:color="#0000ff"/>
    </style:style>
    <style:style style:name="T262" style:family="text">
      <style:text-properties fo:font-size="12.00pt" fo:font-weight="normal" style:text-underline-mode="continuous" style:text-underline-type="single" style:text-underline-style="solid" style:text-underline-width="normal" fo:font-family="sans-serif" style:font-family-asian="sans-serif" style:font-family-complex="sans-serif" fo:background-color="transparent" fo:color="#0000ff"/>
    </style:style>
    <style:style style:name="T263" style:family="text">
      <style:text-properties fo:font-size="12.00pt" fo:font-weight="normal" fo:font-family="sans-serif" style:font-family-asian="sans-serif" style:font-family-complex="sans-serif" fo:background-color="transparent" style:use-window-font-color="true"/>
    </style:style>
    <style:style style:name="T264" style:family="text">
      <style:text-properties fo:font-size="12.00pt" fo:font-weight="normal" style:text-underline-mode="continuous" style:text-underline-type="single" style:text-underline-style="solid" style:text-underline-width="normal" fo:font-family="sans-serif" style:font-family-asian="sans-serif" style:font-family-complex="sans-serif" fo:background-color="transparent" fo:color="#0000ff"/>
    </style:style>
    <style:style style:name="T265" style:family="text">
      <style:text-properties fo:font-size="12.00pt" fo:font-weight="normal" style:text-underline-mode="continuous" style:text-underline-type="single" style:text-underline-style="solid" style:text-underline-width="normal" fo:font-family="sans-serif" style:font-family-asian="sans-serif" style:font-family-complex="sans-serif" fo:background-color="transparent" fo:color="#0000ff"/>
    </style:style>
    <style:style style:name="T26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right"/>
    </style:style>
    <style:style style:name="P4" style:family="paragraph">
      <style:paragraph-properties fo:line-height="100.00%" fo:text-align="left"/>
    </style:style>
    <style:style style:name="P5" style:family="paragraph">
      <style:paragraph-properties fo:line-height="100.00%" fo:text-align="center"/>
    </style:style>
    <style:style style:name="P6" style:family="paragraph">
      <style:paragraph-properties fo:line-height="100.00%" fo:text-align="left"/>
    </style:style>
    <style:style style:name="P7" style:family="paragraph">
      <style:paragraph-properties fo:line-height="100.00%" fo:text-align="center"/>
    </style:style>
    <style:style style:name="P8" style:family="paragraph">
      <style:paragraph-properties fo:line-height="120.00%" fo:text-align="center" fo:margin-bottom="7.00pt"/>
    </style:style>
    <style:style style:name="P9" style:family="paragraph">
      <style:paragraph-properties fo:line-height="100.00%" fo:text-align="center"/>
    </style:style>
    <style:style style:name="P10" style:family="paragraph">
      <style:paragraph-properties fo:line-height="100.00%" fo:text-align="left" fo:margin-left="5.20pt" fo:text-indent="-5.20pt">
        <style:tab-stops>
          <style:tab-stop style:position="64.00pt" style:type="center"/>
          <style:tab-stop style:position="3284.45pt" style:type="center"/>
          <style:tab-stop style:position="54114.85pt" style:char="." style:type="char"/>
          <style:tab-stop style:position="-5.20pt"/>
        </style:tab-stops>
      </style:paragraph-properties>
    </style:style>
    <style:style style:name="P11" style:family="paragraph">
      <style:paragraph-properties fo:line-height="120.00%" fo:text-align="left" fo:margin-top="6.00pt" fo:margin-bottom="6.00pt"/>
    </style:style>
    <style:style style:name="P12" style:family="paragraph">
      <style:paragraph-properties fo:line-height="120.00%" fo:text-align="left" fo:margin-left="0.00pt" fo:text-indent="36.00pt" fo:margin-top="6.00pt" fo:margin-bottom="6.00pt"/>
    </style:style>
    <style:style style:name="P13" style:family="paragraph">
      <style:paragraph-properties fo:line-height="100.00%" fo:text-align="left" fo:margin-left="5.20pt" fo:text-indent="-5.20pt">
        <style:tab-stops>
          <style:tab-stop style:position="64.00pt" style:type="center"/>
          <style:tab-stop style:position="3284.45pt" style:type="center"/>
          <style:tab-stop style:position="54114.85pt" style:char="." style:type="char"/>
          <style:tab-stop style:position="-5.20pt"/>
        </style:tab-stops>
      </style:paragraph-properties>
    </style:style>
    <style:style style:name="P14" style:family="paragraph">
      <style:paragraph-properties fo:line-height="100.00%" fo:text-align="left" fo:margin-left="5.20pt" fo:text-indent="-5.20pt">
        <style:tab-stops>
          <style:tab-stop style:position="64.00pt" style:type="center"/>
          <style:tab-stop style:position="3284.45pt" style:type="center"/>
          <style:tab-stop style:position="421116.45pt" style:type="right"/>
          <style:tab-stop style:position="-5.20pt"/>
        </style:tab-stops>
      </style:paragraph-properties>
    </style:style>
    <style:style style:name="P15" style:family="paragraph">
      <style:paragraph-properties fo:line-height="120.00%" fo:text-align="left" fo:margin-left="0.00pt" fo:text-indent="36.00pt" fo:margin-top="3.00pt" fo:margin-bottom="3.00pt"/>
    </style:style>
    <style:style style:name="P16" style:family="paragraph">
      <style:paragraph-properties fo:line-height="100.00%" fo:text-align="left" fo:margin-left="0.00pt" fo:text-indent="36.00pt"/>
    </style:style>
    <style:style style:name="P17" style:family="paragraph">
      <style:paragraph-properties fo:line-height="100.00%" fo:text-align="left" fo:margin-left="5.20pt" fo:text-indent="-5.20pt">
        <style:tab-stops>
          <style:tab-stop style:position="64.00pt" style:type="center"/>
          <style:tab-stop style:position="3284.45pt" style:type="center"/>
          <style:tab-stop style:position="421116.45pt" style:type="right"/>
          <style:tab-stop style:position="-5.20pt"/>
        </style:tab-stops>
      </style:paragraph-properties>
    </style:style>
    <style:style style:name="P18" style:family="paragraph">
      <style:paragraph-properties fo:line-height="100.00%" fo:text-align="left" fo:margin-left="0.00pt" fo:text-indent="36.00pt"/>
    </style:style>
    <style:style style:name="P19" style:family="paragraph">
      <style:paragraph-properties fo:line-height="100.00%" fo:text-align="left" fo:margin-left="5.20pt" fo:text-indent="-5.20pt">
        <style:tab-stops>
          <style:tab-stop style:position="64.00pt" style:type="center"/>
          <style:tab-stop style:position="3284.45pt" style:type="center"/>
          <style:tab-stop style:position="421116.45pt" style:type="right"/>
          <style:tab-stop style:position="-5.20pt"/>
        </style:tab-stops>
      </style:paragraph-properties>
    </style:style>
    <style:style style:name="P20" style:family="paragraph">
      <style:paragraph-properties fo:line-height="120.00%" fo:text-align="left" fo:margin-left="0.00pt" fo:text-indent="36.00pt" fo:margin-bottom="7.00pt"/>
    </style:style>
    <style:style style:name="P21" style:family="paragraph">
      <style:paragraph-properties fo:line-height="100.00%" fo:text-align="center"/>
    </style:style>
    <style:style style:name="P22" style:family="paragraph">
      <style:paragraph-properties fo:line-height="100.00%" fo:text-align="left"/>
    </style:style>
    <style:style style:name="P23" style:family="paragraph">
      <style:paragraph-properties fo:line-height="100.00%" fo:text-align="left" fo:margin-left="0.00pt" fo:text-indent="36.00pt"/>
    </style:style>
    <style:style style:name="P24" style:family="paragraph">
      <style:paragraph-properties fo:line-height="100.00%" fo:text-align="center" fo:margin-left="0.00pt" fo:text-indent="36.00pt"/>
    </style:style>
    <style:style style:name="P25" style:family="paragraph">
      <style:paragraph-properties fo:line-height="100.00%" fo:text-align="left" fo:margin-left="0.00pt" fo:text-indent="36.00pt" fo:margin-top="6.00pt" fo:margin-bottom="6.00pt">
        <style:tab-stops>
          <style:tab-stop style:position="453.60pt" style:type="right" style:leader-style="dotted"/>
        </style:tab-stops>
      </style:paragraph-properties>
    </style:style>
    <style:style style:name="P26" style:family="paragraph">
      <style:paragraph-properties fo:line-height="100.00%" fo:text-align="left" fo:margin-left="12.00pt" fo:text-indent="36.00pt">
        <style:tab-stops>
          <style:tab-stop style:position="441.60pt" style:type="right" style:leader-style="dotted"/>
        </style:tab-stops>
      </style:paragraph-properties>
    </style:style>
    <style:style style:name="P27" style:family="paragraph">
      <style:paragraph-properties fo:line-height="100.00%" fo:text-align="left" fo:margin-left="24.00pt" fo:text-indent="36.00pt">
        <style:tab-stops>
          <style:tab-stop style:position="429.60pt" style:type="right" style:leader-style="dotted"/>
        </style:tab-stops>
      </style:paragraph-properties>
    </style:style>
    <style:style style:name="P28" style:family="paragraph">
      <style:paragraph-properties fo:line-height="100.00%" fo:text-align="left" fo:margin-left="0.00pt" fo:text-indent="36.00pt" fo:margin-top="6.00pt" fo:margin-bottom="6.00pt">
        <style:tab-stops>
          <style:tab-stop style:position="453.60pt" style:type="right" style:leader-style="dotted"/>
        </style:tab-stops>
      </style:paragraph-properties>
    </style:style>
    <style:style style:name="P29" style:family="paragraph">
      <style:paragraph-properties fo:line-height="100.00%" fo:text-align="left" fo:margin-left="12.00pt" fo:text-indent="36.00pt">
        <style:tab-stops>
          <style:tab-stop style:position="441.60pt" style:type="right" style:leader-style="dotted"/>
        </style:tab-stops>
      </style:paragraph-properties>
    </style:style>
    <style:style style:name="P30" style:family="paragraph">
      <style:paragraph-properties fo:line-height="100.00%" fo:text-align="left" fo:margin-left="0.00pt" fo:text-indent="36.00pt" fo:margin-top="6.00pt" fo:margin-bottom="6.00pt">
        <style:tab-stops>
          <style:tab-stop style:position="453.60pt" style:type="right" style:leader-style="dotted"/>
        </style:tab-stops>
      </style:paragraph-properties>
    </style:style>
    <style:style style:name="P31" style:family="paragraph">
      <style:paragraph-properties fo:line-height="100.00%" fo:text-align="left" fo:margin-left="12.00pt" fo:text-indent="36.00pt">
        <style:tab-stops>
          <style:tab-stop style:position="441.60pt" style:type="right" style:leader-style="dotted"/>
        </style:tab-stops>
      </style:paragraph-properties>
    </style:style>
    <style:style style:name="P32" style:family="paragraph">
      <style:paragraph-properties fo:line-height="100.00%" fo:text-align="left" fo:margin-left="0.00pt" fo:text-indent="36.00pt" fo:margin-top="6.00pt" fo:margin-bottom="6.00pt">
        <style:tab-stops>
          <style:tab-stop style:position="453.60pt" style:type="right" style:leader-style="dotted"/>
        </style:tab-stops>
      </style:paragraph-properties>
    </style:style>
    <style:style style:name="P33" style:family="paragraph">
      <style:paragraph-properties fo:line-height="100.00%" fo:text-align="left">
        <style:tab-stops>
          <style:tab-stop style:position="18.00pt"/>
          <style:tab-stop style:position="36.00pt"/>
          <style:tab-stop style:position="63.00pt"/>
        </style:tab-stops>
      </style:paragraph-properties>
    </style:style>
    <style:style style:name="P34" style:family="paragraph">
      <style:paragraph-properties fo:line-height="100.00%" fo:text-align="left" fo:margin-left="0.00pt" fo:text-indent="36.00pt"/>
    </style:style>
    <style:style style:name="P35" style:family="paragraph">
      <style:paragraph-properties fo:line-height="100.00%" fo:text-align="left" fo:margin-top="12.00pt" fo:margin-bottom="3.00pt"/>
    </style:style>
    <style:style style:name="P36" style:family="paragraph">
      <style:paragraph-properties fo:line-height="100.00%" fo:text-align="left" fo:margin-left="0.00pt" fo:text-indent="36.00pt"/>
    </style:style>
    <text:list-style style:name="L37">
      <text:list-level-style-bullet text:level="1" text:bullet-char="•">
        <style:list-level-properties text:space-before="36.00pt" text:min-label-width="18.00pt"/>
        <style:text-properties fo:font-family="Symbol"/>
      </text:list-level-style-bullet>
    </text:list-style>
    <style:style style:name="P37" style:family="paragraph">
      <style:paragraph-properties fo:line-height="100.00%" fo:text-align="left" fo:margin-left="-54.00pt" fo:text-indent="54.00pt" fo:margin-top="12.00pt" fo:margin-bottom="3.00pt"/>
    </style:style>
    <style:style style:name="P38" style:family="paragraph">
      <style:paragraph-properties fo:line-height="100.00%" fo:text-align="left" fo:margin-top="12.00pt" fo:margin-bottom="3.00pt"/>
    </style:style>
    <style:style style:name="P39" style:family="paragraph">
      <style:paragraph-properties fo:line-height="100.00%" fo:text-align="left" fo:margin-left="0.00pt" fo:text-indent="36.00pt"/>
    </style:style>
    <text:list-style style:name="L40">
      <text:list-level-style-bullet text:level="1" text:bullet-char="•">
        <style:list-level-properties text:space-before="36.00pt" text:min-label-width="18.00pt"/>
        <style:text-properties fo:font-family="Symbol"/>
      </text:list-level-style-bullet>
    </text:list-style>
    <style:style style:name="P40" style:family="paragraph">
      <style:paragraph-properties fo:line-height="100.00%" fo:text-align="left" fo:margin-left="-54.00pt" fo:text-indent="54.00pt"/>
    </style:style>
    <style:style style:name="P41" style:family="paragraph">
      <style:paragraph-properties fo:line-height="100.00%" fo:text-align="justify" fo:margin-left="0.00pt" fo:text-indent="36.00pt"/>
    </style:style>
    <style:style style:name="P42" style:family="paragraph">
      <style:paragraph-properties fo:line-height="100.00%" fo:text-align="left" fo:margin-left="0.00pt" fo:text-indent="36.00pt"/>
    </style:style>
    <text:list-style style:name="L43">
      <text:list-level-style-bullet text:level="1" text:bullet-char="•">
        <style:list-level-properties text:space-before="36.00pt" text:min-label-width="18.00pt"/>
        <style:text-properties fo:font-family="Symbol"/>
      </text:list-level-style-bullet>
    </text:list-style>
    <style:style style:name="P43" style:family="paragraph">
      <style:paragraph-properties fo:line-height="100.00%" fo:text-align="left" fo:margin-left="-54.00pt" fo:text-indent="54.00pt"/>
    </style:style>
    <style:style style:name="P44" style:family="paragraph">
      <style:paragraph-properties fo:line-height="100.00%" fo:text-align="justify" fo:margin-left="0.00pt" fo:text-indent="36.00pt"/>
    </style:style>
    <text:list-style style:name="L45">
      <text:list-level-style-bullet text:level="1" text:bullet-char="•">
        <style:list-level-properties text:space-before="36.00pt" text:min-label-width="18.00pt"/>
        <style:text-properties fo:font-family="Symbol"/>
      </text:list-level-style-bullet>
    </text:list-style>
    <style:style style:name="P45" style:family="paragraph">
      <style:paragraph-properties fo:line-height="100.00%" fo:text-align="left" fo:margin-left="-54.00pt" fo:text-indent="54.00pt"/>
    </style:style>
    <style:style style:name="P46" style:family="paragraph">
      <style:paragraph-properties fo:line-height="100.00%" fo:text-align="justify" fo:margin-left="0.00pt" fo:text-indent="36.00pt"/>
    </style:style>
    <text:list-style style:name="L47">
      <text:list-level-style-bullet text:level="1" text:bullet-char="•">
        <style:list-level-properties text:space-before="36.00pt" text:min-label-width="18.00pt"/>
        <style:text-properties fo:font-family="Symbol"/>
      </text:list-level-style-bullet>
    </text:list-style>
    <style:style style:name="P47" style:family="paragraph">
      <style:paragraph-properties fo:line-height="100.00%" fo:text-align="left" fo:margin-left="-54.00pt" fo:text-indent="54.00pt"/>
    </style:style>
    <style:style style:name="P48" style:family="paragraph">
      <style:paragraph-properties fo:line-height="100.00%" fo:text-align="left" fo:margin-left="0.00pt" fo:text-indent="36.00pt"/>
    </style:style>
    <text:list-style style:name="L49">
      <text:list-level-style-bullet text:level="1" text:bullet-char="•">
        <style:list-level-properties text:space-before="36.00pt" text:min-label-width="18.00pt"/>
        <style:text-properties fo:font-family="Symbol"/>
      </text:list-level-style-bullet>
    </text:list-style>
    <style:style style:name="P49" style:family="paragraph">
      <style:paragraph-properties fo:line-height="100.00%" fo:text-align="left" fo:margin-left="-54.00pt" fo:text-indent="54.00pt"/>
    </style:style>
    <style:style style:name="P50" style:family="paragraph">
      <style:paragraph-properties fo:line-height="100.00%" fo:text-align="left"/>
    </style:style>
    <text:list-style style:name="L51">
      <text:list-level-style-bullet text:level="1" text:bullet-char="•">
        <style:list-level-properties text:space-before="36.00pt" text:min-label-width="18.00pt"/>
        <style:text-properties fo:font-family="Symbol"/>
      </text:list-level-style-bullet>
    </text:list-style>
    <style:style style:name="P51" style:family="paragraph">
      <style:paragraph-properties fo:line-height="100.00%" fo:text-align="left" fo:margin-left="-54.00pt" fo:text-indent="54.00pt"/>
    </style:style>
    <style:style style:name="P52" style:family="paragraph">
      <style:paragraph-properties fo:line-height="100.00%" fo:text-align="left"/>
    </style:style>
    <text:list-style style:name="L53">
      <text:list-level-style-bullet text:level="1" text:bullet-char="•">
        <style:list-level-properties text:space-before="36.00pt" text:min-label-width="18.00pt"/>
        <style:text-properties fo:font-family="Symbol"/>
      </text:list-level-style-bullet>
    </text:list-style>
    <style:style style:name="P53" style:family="paragraph">
      <style:paragraph-properties fo:line-height="100.00%" fo:text-align="left" fo:margin-left="-54.00pt" fo:text-indent="54.00pt"/>
    </style:style>
    <style:style style:name="P54" style:family="paragraph">
      <style:paragraph-properties fo:line-height="100.00%" fo:text-align="left" fo:margin-left="0.00pt" fo:text-indent="36.00pt"/>
    </style:style>
    <text:list-style style:name="L55">
      <text:list-level-style-bullet text:level="1" text:bullet-char="•">
        <style:list-level-properties text:space-before="36.00pt" text:min-label-width="18.00pt"/>
        <style:text-properties fo:font-family="Symbol"/>
      </text:list-level-style-bullet>
    </text:list-style>
    <style:style style:name="P55" style:family="paragraph">
      <style:paragraph-properties fo:line-height="100.00%" fo:text-align="left" fo:margin-left="-54.00pt" fo:text-indent="54.00pt"/>
    </style:style>
    <style:style style:name="P56" style:family="paragraph">
      <style:paragraph-properties fo:line-height="100.00%" fo:text-align="left" fo:margin-left="0.00pt" fo:text-indent="36.00pt"/>
    </style:style>
    <style:style style:name="P57" style:family="paragraph">
      <style:paragraph-properties fo:line-height="100.00%" fo:text-align="left" fo:margin-left="0.00pt" fo:text-indent="36.00pt"/>
    </style:style>
    <text:list-style style:name="L58">
      <text:list-level-style-bullet text:level="1" text:bullet-char="•">
        <style:list-level-properties text:space-before="36.00pt" text:min-label-width="18.00pt"/>
        <style:text-properties fo:font-family="Symbol"/>
      </text:list-level-style-bullet>
    </text:list-style>
    <style:style style:name="P58" style:family="paragraph">
      <style:paragraph-properties fo:line-height="100.00%" fo:text-align="left" fo:margin-left="-54.00pt" fo:text-indent="54.00pt"/>
    </style:style>
    <style:style style:name="P59" style:family="paragraph">
      <style:paragraph-properties fo:line-height="100.00%" fo:text-align="left" fo:margin-left="0.00pt" fo:text-indent="36.00pt"/>
    </style:style>
    <text:list-style style:name="L60">
      <text:list-level-style-bullet text:level="1" text:bullet-char="•">
        <style:list-level-properties text:space-before="36.00pt" text:min-label-width="18.00pt"/>
        <style:text-properties fo:font-family="Symbol"/>
      </text:list-level-style-bullet>
    </text:list-style>
    <style:style style:name="P60" style:family="paragraph">
      <style:paragraph-properties fo:line-height="100.00%" fo:text-align="left" fo:margin-left="-54.00pt" fo:text-indent="54.00pt" fo:margin-top="12.00pt" fo:margin-bottom="3.00pt"/>
    </style:style>
    <style:style style:name="P61" style:family="paragraph">
      <style:paragraph-properties fo:line-height="100.00%" fo:text-align="left" fo:margin-left="0.00pt" fo:text-indent="36.00pt"/>
    </style:style>
    <style:style style:name="P62" style:family="paragraph">
      <style:paragraph-properties fo:line-height="100.00%" fo:text-align="justify" fo:margin-left="0.00pt" fo:text-indent="36.00pt"/>
    </style:style>
    <style:style style:name="P63" style:family="paragraph">
      <style:paragraph-properties fo:line-height="100.00%" fo:text-align="left" fo:margin-left="0.00pt" fo:text-indent="36.00pt"/>
    </style:style>
    <text:list-style style:name="L64">
      <text:list-level-style-bullet text:level="1" text:bullet-char="•">
        <style:list-level-properties text:space-before="36.00pt" text:min-label-width="18.00pt"/>
        <style:text-properties fo:font-family="Symbol"/>
      </text:list-level-style-bullet>
    </text:list-style>
    <style:style style:name="P64" style:family="paragraph">
      <style:paragraph-properties fo:line-height="100.00%" fo:text-align="left" fo:margin-left="-54.00pt" fo:text-indent="54.00pt"/>
    </style:style>
    <style:style style:name="P65" style:family="paragraph">
      <style:paragraph-properties fo:line-height="100.00%" fo:text-align="left"/>
    </style:style>
    <text:list-style style:name="L66">
      <text:list-level-style-bullet text:level="1" text:bullet-char="•">
        <style:list-level-properties text:space-before="36.00pt" text:min-label-width="18.00pt"/>
        <style:text-properties fo:font-family="Symbol"/>
      </text:list-level-style-bullet>
    </text:list-style>
    <style:style style:name="P66" style:family="paragraph">
      <style:paragraph-properties fo:line-height="100.00%" fo:text-align="left" fo:margin-left="-54.00pt" fo:text-indent="54.00pt"/>
    </style:style>
    <style:style style:name="P67" style:family="paragraph">
      <style:paragraph-properties fo:line-height="100.00%" fo:text-align="left"/>
    </style:style>
    <text:list-style style:name="L68">
      <text:list-level-style-bullet text:level="1" text:bullet-char="•">
        <style:list-level-properties text:space-before="36.00pt" text:min-label-width="18.00pt"/>
        <style:text-properties fo:font-family="Symbol"/>
      </text:list-level-style-bullet>
    </text:list-style>
    <style:style style:name="P68" style:family="paragraph">
      <style:paragraph-properties fo:line-height="100.00%" fo:text-align="left" fo:margin-left="-54.00pt" fo:text-indent="54.00pt" fo:margin-top="12.00pt" fo:margin-bottom="3.00pt"/>
    </style:style>
    <style:style style:name="P69" style:family="paragraph">
      <style:paragraph-properties fo:line-height="100.00%" fo:text-align="left"/>
    </style:style>
    <text:list-style style:name="L70">
      <text:list-level-style-bullet text:level="1" text:bullet-char="•">
        <style:list-level-properties text:space-before="36.00pt" text:min-label-width="18.00pt"/>
        <style:text-properties fo:font-family="Symbol"/>
      </text:list-level-style-bullet>
    </text:list-style>
    <style:style style:name="P70" style:family="paragraph">
      <style:paragraph-properties fo:line-height="100.00%" fo:text-align="left" fo:margin-left="-54.00pt" fo:text-indent="54.00pt"/>
    </style:style>
    <style:style style:name="P71" style:family="paragraph">
      <style:paragraph-properties fo:line-height="100.00%" fo:text-align="left" fo:margin-left="0.00pt" fo:text-indent="36.00pt"/>
    </style:style>
    <text:list-style style:name="L72">
      <text:list-level-style-bullet text:level="1" text:bullet-char="•">
        <style:list-level-properties text:space-before="36.00pt" text:min-label-width="18.00pt"/>
        <style:text-properties fo:font-family="Symbol"/>
      </text:list-level-style-bullet>
    </text:list-style>
    <style:style style:name="P72" style:family="paragraph">
      <style:paragraph-properties fo:line-height="100.00%" fo:text-align="left" fo:margin-left="-54.00pt" fo:text-indent="54.00pt" fo:margin-top="12.00pt" fo:margin-bottom="3.00pt"/>
    </style:style>
    <style:style style:name="P73" style:family="paragraph">
      <style:paragraph-properties fo:line-height="100.00%" fo:text-align="left" fo:margin-left="0.00pt" fo:text-indent="36.00pt"/>
    </style:style>
    <text:list-style style:name="L74">
      <text:list-level-style-bullet text:level="1" text:bullet-char="•">
        <style:list-level-properties text:space-before="36.00pt" text:min-label-width="18.00pt"/>
        <style:text-properties fo:font-family="Symbol"/>
      </text:list-level-style-bullet>
    </text:list-style>
    <style:style style:name="P74" style:family="paragraph">
      <style:paragraph-properties fo:line-height="100.00%" fo:text-align="left" fo:margin-left="-54.00pt" fo:text-indent="54.00pt"/>
    </style:style>
    <style:style style:name="P75" style:family="paragraph">
      <style:paragraph-properties fo:line-height="100.00%" fo:text-align="justify" fo:margin-left="0.00pt" fo:text-indent="36.00pt"/>
    </style:style>
    <text:list-style style:name="L76">
      <text:list-level-style-bullet text:level="1" text:bullet-char="•">
        <style:list-level-properties text:space-before="36.00pt" text:min-label-width="18.00pt"/>
        <style:text-properties fo:font-family="Symbol"/>
      </text:list-level-style-bullet>
    </text:list-style>
    <style:style style:name="P76" style:family="paragraph">
      <style:paragraph-properties fo:line-height="100.00%" fo:text-align="left" fo:margin-left="-54.00pt" fo:text-indent="54.00pt"/>
    </style:style>
    <style:style style:name="P77" style:family="paragraph">
      <style:paragraph-properties fo:line-height="100.00%" fo:text-align="left" fo:margin-left="0.00pt" fo:text-indent="36.00pt"/>
    </style:style>
    <text:list-style style:name="L78">
      <text:list-level-style-bullet text:level="1" text:bullet-char="•">
        <style:list-level-properties text:space-before="36.00pt" text:min-label-width="18.00pt"/>
        <style:text-properties fo:font-family="Symbol"/>
      </text:list-level-style-bullet>
    </text:list-style>
    <style:style style:name="P78" style:family="paragraph">
      <style:paragraph-properties fo:line-height="100.00%" fo:text-align="left" fo:margin-left="-54.00pt" fo:text-indent="54.00pt"/>
    </style:style>
    <style:style style:name="P79" style:family="paragraph">
      <style:paragraph-properties fo:line-height="100.00%" fo:text-align="left" fo:margin-left="0.00pt" fo:text-indent="36.00pt"/>
    </style:style>
    <text:list-style style:name="L80">
      <text:list-level-style-bullet text:level="1" text:bullet-char="•">
        <style:list-level-properties text:space-before="36.00pt" text:min-label-width="18.00pt"/>
        <style:text-properties fo:font-family="Symbol"/>
      </text:list-level-style-bullet>
    </text:list-style>
    <style:style style:name="P80" style:family="paragraph">
      <style:paragraph-properties fo:line-height="100.00%" fo:text-align="left" fo:margin-left="-54.00pt" fo:text-indent="54.00pt" fo:margin-top="12.00pt" fo:margin-bottom="3.00pt"/>
    </style:style>
    <style:style style:name="P81" style:family="paragraph">
      <style:paragraph-properties fo:line-height="100.00%" fo:text-align="justify"/>
    </style:style>
    <text:list-style style:name="L82">
      <text:list-level-style-bullet text:level="1" text:bullet-char="•">
        <style:list-level-properties text:space-before="36.00pt" text:min-label-width="18.00pt"/>
        <style:text-properties fo:font-family="Symbol"/>
      </text:list-level-style-bullet>
    </text:list-style>
    <style:style style:name="P82" style:family="paragraph">
      <style:paragraph-properties fo:line-height="100.00%" fo:text-align="left" fo:margin-left="-54.00pt" fo:text-indent="54.00pt" fo:margin-top="12.00pt" fo:margin-bottom="3.00pt"/>
    </style:style>
    <style:style style:name="P83" style:family="paragraph">
      <style:paragraph-properties fo:line-height="100.00%" fo:text-align="left" fo:margin-left="0.00pt" fo:text-indent="36.00pt"/>
    </style:style>
    <text:list-style style:name="L84">
      <text:list-level-style-bullet text:level="1" text:bullet-char="•">
        <style:list-level-properties text:space-before="36.00pt" text:min-label-width="18.00pt"/>
        <style:text-properties fo:font-family="Symbol"/>
      </text:list-level-style-bullet>
    </text:list-style>
    <style:style style:name="P84" style:family="paragraph">
      <style:paragraph-properties fo:line-height="100.00%" fo:text-align="left" fo:margin-left="-54.00pt" fo:text-indent="54.00pt" fo:margin-top="12.00pt" fo:margin-bottom="3.00pt"/>
    </style:style>
    <style:style style:name="P85" style:family="paragraph">
      <style:paragraph-properties fo:line-height="100.00%" fo:text-align="justify" fo:margin-left="0.00pt" fo:text-indent="36.00pt"/>
    </style:style>
    <style:style style:name="P86" style:family="paragraph">
      <style:paragraph-properties fo:line-height="100.00%" fo:text-align="left" fo:margin-left="0.00pt" fo:text-indent="36.00pt"/>
    </style:style>
    <text:list-style style:name="L87">
      <text:list-level-style-bullet text:level="1" text:bullet-char="•">
        <style:list-level-properties text:space-before="36.00pt" text:min-label-width="18.00pt"/>
        <style:text-properties fo:font-family="Symbol"/>
      </text:list-level-style-bullet>
    </text:list-style>
    <style:style style:name="P87" style:family="paragraph">
      <style:paragraph-properties fo:line-height="100.00%" fo:text-align="left" fo:margin-left="-54.00pt" fo:text-indent="54.00pt" fo:margin-top="12.00pt" fo:margin-bottom="3.00pt"/>
    </style:style>
    <style:style style:name="P88" style:family="paragraph">
      <style:paragraph-properties fo:line-height="100.00%" fo:text-align="left" fo:margin-left="0.00pt" fo:text-indent="36.00pt"/>
    </style:style>
    <style:style style:name="P89" style:family="paragraph">
      <style:paragraph-properties fo:line-height="100.00%" fo:text-align="justify" fo:margin-left="0.00pt" fo:text-indent="36.00pt"/>
    </style:style>
    <style:style style:name="P90" style:family="paragraph">
      <style:paragraph-properties fo:line-height="100.00%" fo:text-align="left" fo:margin-left="0.00pt" fo:text-indent="36.00pt"/>
    </style:style>
    <style:style style:name="P91" style:family="paragraph">
      <style:paragraph-properties fo:line-height="100.00%" fo:text-align="justify" fo:margin-left="0.00pt" fo:text-indent="36.00pt"/>
    </style:style>
    <style:style style:name="P92" style:family="paragraph">
      <style:paragraph-properties fo:line-height="100.00%" fo:text-align="left" fo:margin-left="0.00pt" fo:text-indent="36.00pt"/>
    </style:style>
    <style:style style:name="P93" style:family="paragraph">
      <style:paragraph-properties fo:line-height="100.00%" fo:text-align="justify" fo:margin-left="0.00pt" fo:text-indent="36.00pt"/>
    </style:style>
    <text:list-style style:name="L94">
      <text:list-level-style-bullet text:level="1" text:bullet-char="•">
        <style:list-level-properties text:space-before="36.00pt" text:min-label-width="18.00pt"/>
        <style:text-properties fo:font-family="Symbol"/>
      </text:list-level-style-bullet>
    </text:list-style>
    <style:style style:name="P94" style:family="paragraph">
      <style:paragraph-properties fo:line-height="100.00%" fo:text-align="left" fo:margin-left="-54.00pt" fo:text-indent="54.00pt" fo:margin-top="12.00pt" fo:margin-bottom="3.00pt"/>
    </style:style>
    <style:style style:name="P95" style:family="paragraph">
      <style:paragraph-properties fo:line-height="100.00%" fo:text-align="left" fo:margin-left="0.00pt" fo:text-indent="36.00pt"/>
    </style:style>
    <text:list-style style:name="L96">
      <text:list-level-style-bullet text:level="1" text:bullet-char="•">
        <style:list-level-properties text:space-before="36.00pt" text:min-label-width="18.00pt"/>
        <style:text-properties fo:font-family="Symbol"/>
      </text:list-level-style-bullet>
    </text:list-style>
    <style:style style:name="P96" style:family="paragraph">
      <style:paragraph-properties fo:line-height="100.00%" fo:text-align="left" fo:margin-left="-54.00pt" fo:text-indent="54.00pt"/>
    </style:style>
    <style:style style:name="P97" style:family="paragraph">
      <style:paragraph-properties fo:line-height="100.00%" fo:text-align="left" fo:margin-left="0.00pt" fo:text-indent="36.00pt"/>
    </style:style>
    <text:list-style style:name="L98">
      <text:list-level-style-bullet text:level="1" text:bullet-char="•">
        <style:list-level-properties text:space-before="36.00pt" text:min-label-width="18.00pt"/>
        <style:text-properties fo:font-family="Symbol"/>
      </text:list-level-style-bullet>
    </text:list-style>
    <style:style style:name="P98" style:family="paragraph">
      <style:paragraph-properties fo:line-height="100.00%" fo:text-align="left" fo:margin-left="-54.00pt" fo:text-indent="54.00pt" fo:margin-top="12.00pt" fo:margin-bottom="3.00pt"/>
    </style:style>
    <style:style style:name="P99" style:family="paragraph">
      <style:paragraph-properties fo:line-height="100.00%" fo:text-align="left" fo:margin-left="0.00pt" fo:text-indent="36.00pt"/>
    </style:style>
    <style:style style:name="P100" style:family="paragraph">
      <style:paragraph-properties fo:line-height="100.00%" fo:text-align="justify" fo:margin-left="0.00pt" fo:text-indent="36.00pt"/>
    </style:style>
    <style:style style:name="P101" style:family="paragraph">
      <style:paragraph-properties fo:line-height="100.00%" fo:text-align="left"/>
    </style:style>
    <text:list-style style:name="L102">
      <text:list-level-style-bullet text:level="1" text:bullet-char="•">
        <style:list-level-properties text:space-before="36.00pt" text:min-label-width="18.00pt"/>
        <style:text-properties fo:font-family="Symbol"/>
      </text:list-level-style-bullet>
    </text:list-style>
    <style:style style:name="P102" style:family="paragraph">
      <style:paragraph-properties fo:line-height="100.00%" fo:text-align="left" fo:margin-left="-54.00pt" fo:text-indent="54.00pt" fo:margin-top="12.00pt" fo:margin-bottom="3.00pt"/>
    </style:style>
    <style:style style:name="P103" style:family="paragraph">
      <style:paragraph-properties fo:line-height="100.00%" fo:text-align="left" fo:margin-left="-54.00pt" fo:text-indent="54.00pt"/>
    </style:style>
    <style:style style:name="P104" style:family="paragraph">
      <style:paragraph-properties fo:line-height="100.00%" fo:text-align="left" fo:margin-left="0.00pt" fo:text-indent="36.00pt"/>
    </style:style>
    <text:list-style style:name="L105">
      <text:list-level-style-bullet text:level="1" text:bullet-char="•">
        <style:list-level-properties text:space-before="36.00pt" text:min-label-width="18.00pt"/>
        <style:text-properties fo:font-family="Symbol"/>
      </text:list-level-style-bullet>
    </text:list-style>
    <style:style style:name="P105" style:family="paragraph">
      <style:paragraph-properties fo:line-height="100.00%" fo:text-align="left" fo:margin-left="-54.00pt" fo:text-indent="54.00pt" fo:margin-top="12.00pt" fo:margin-bottom="3.00pt"/>
    </style:style>
    <style:style style:name="P106" style:family="paragraph">
      <style:paragraph-properties fo:line-height="100.00%" fo:text-align="left" fo:margin-left="-54.00pt" fo:text-indent="54.00pt"/>
    </style:style>
    <style:style style:name="P107" style:family="paragraph">
      <style:paragraph-properties fo:line-height="100.00%" fo:text-align="left" fo:margin-left="0.00pt" fo:text-indent="36.00pt"/>
    </style:style>
    <style:style style:name="TableColumn0100" style:family="table-column">
      <style:table-column-properties style:column-width="0.961111in"/>
    </style:style>
    <style:style style:name="TableColumn0101" style:family="table-column">
      <style:table-column-properties style:column-width="1.677778in"/>
    </style:style>
    <style:style style:name="TableColumn0102" style:family="table-column">
      <style:table-column-properties style:column-width="1.547222in"/>
    </style:style>
    <style:style style:name="TableColumn0103" style:family="table-column">
      <style:table-column-properties style:column-width="2.113889in"/>
    </style:style>
    <style:style style:name="Table01" style:family="table">
      <style:table-properties style:width="6.300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72222in" fo:padding-right="0.072222in" fo:vertical-align="center" fo:background-color="#f3f3f3"/>
    </style:style>
    <style:style style:name="TableCell010001" style:family="table-cell">
      <style:table-cell-properties fo:border-top="0.000694in solid #000000" fo:border-left="0.000694in solid #000000" fo:border-right="0.000694in solid #000000" fo:border-bottom="0.000694in solid #000000" fo:padding-left="0.072222in" fo:padding-right="0.072222in" fo:vertical-align="center" fo:background-color="#f3f3f3"/>
    </style:style>
    <style:style style:name="TableCell010002" style:family="table-cell">
      <style:table-cell-properties fo:border-top="0.000694in solid #000000" fo:border-left="0.000694in solid #000000" fo:border-right="0.000694in solid #000000" fo:border-bottom="0.000694in solid #000000" fo:padding-left="0.072222in" fo:padding-right="0.072222in" fo:vertical-align="center" fo:background-color="#f3f3f3"/>
    </style:style>
    <style:style style:name="TableCell010003" style:family="table-cell">
      <style:table-cell-properties fo:border-top="0.000694in solid #000000" fo:border-left="0.000694in solid #000000" fo:border-right="0.000694in solid #000000" fo:border-bottom="0.000694in solid #000000" fo:padding-left="0.072222in" fo:padding-right="0.072222in" fo:vertical-align="center" fo:background-color="#f3f3f3"/>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72222in" fo:padding-right="0.072222in" fo:vertical-align="center" fo:background-color="#ffffff"/>
    </style:style>
    <style:style style:name="TableCell010101" style:family="table-cell">
      <style:table-cell-properties fo:border-top="0.000694in solid #000000" fo:border-left="0.000694in solid #000000" fo:border-right="0.000694in solid #000000" fo:border-bottom="0.000694in solid #000000" fo:padding-left="0.072222in" fo:padding-right="0.072222in" fo:vertical-align="center" fo:background-color="#ffffff"/>
    </style:style>
    <style:style style:name="TableCell010102" style:family="table-cell">
      <style:table-cell-properties fo:border-top="0.000694in solid #000000" fo:border-left="0.000694in solid #000000" fo:border-right="0.000694in solid #000000" fo:border-bottom="0.000694in solid #000000" fo:padding-left="0.072222in" fo:padding-right="0.072222in" fo:vertical-align="center" fo:background-color="#ffffff"/>
    </style:style>
    <style:style style:name="TableCell010103" style:family="table-cell">
      <style:table-cell-properties fo:border-top="0.000694in solid #000000" fo:border-left="0.000694in solid #000000" fo:border-right="0.000694in solid #000000" fo:border-bottom="0.000694in solid #000000" fo:padding-left="0.072222in" fo:padding-right="0.072222in" fo:vertical-align="center"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72222in" fo:padding-right="0.072222in" fo:vertical-align="center" fo:background-color="#ffffff"/>
    </style:style>
    <style:style style:name="TableCell010201" style:family="table-cell">
      <style:table-cell-properties fo:border-top="0.000694in solid #000000" fo:border-left="0.000694in solid #000000" fo:border-right="0.000694in solid #000000" fo:border-bottom="0.000694in solid #000000" fo:padding-left="0.072222in" fo:padding-right="0.072222in" fo:vertical-align="center" fo:background-color="#ffffff"/>
    </style:style>
    <style:style style:name="TableCell010202" style:family="table-cell">
      <style:table-cell-properties fo:border-top="0.000694in solid #000000" fo:border-left="0.000694in solid #000000" fo:border-right="0.000694in solid #000000" fo:border-bottom="0.000694in solid #000000" fo:padding-left="0.072222in" fo:padding-right="0.072222in" fo:vertical-align="center" fo:background-color="#ffffff"/>
    </style:style>
    <style:style style:name="TableCell010203" style:family="table-cell">
      <style:table-cell-properties fo:border-top="0.000694in solid #000000" fo:border-left="0.000694in solid #000000" fo:border-right="0.000694in solid #000000" fo:border-bottom="0.000694in solid #000000" fo:padding-left="0.072222in" fo:padding-right="0.072222in" fo:vertical-align="center" fo:background-color="#ffffff"/>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2">A Software Design Specification Template</text:span></text:p>
      <text:p text:style-name="P2"><text:span text:style-name="T3"/></text:p>
      <text:p text:style-name="P3"><text:span text:style-name="T3"/></text:p>
      <text:p text:style-name="P3"><text:span text:style-name="T3"/></text:p>
      <text:p text:style-name="P3"><text:span text:style-name="T4">by </text:span></text:p>
      <text:p text:style-name="P3"><text:span text:style-name="T4">AJAY YADAV</text:span></text:p>
      <text:p text:style-name="P3"><text:span text:style-name="T4">MUSHAHID KHAN</text:span></text:p>
      <text:p text:style-name="P3"><text:span text:style-name="T4">LAVKUSH MANI TIWARI</text:span></text:p>
      <text:p text:style-name="P3"><text:span text:style-name="T4">SHAH FAHAD</text:span></text:p>
      <text:p text:style-name="P3"><text:span text:style-name="T5"/></text:p>
      <text:p text:style-name="P4"><text:span text:style-name="T5"/></text:p>
      <text:p text:style-name="P5"><text:span text:style-name="T6">Copyright © 1994-1997 by Bradford D. Appleton</text:span></text:p>
      <text:p text:style-name="P6"><text:span text:style-name="T7"/></text:p>
      <text:p text:style-name="P7"><text:span text:style-name="T8">Permission is hereby granted to make and distribute verbatim copies of this document provided the copyright notice and this permission notice are preserved on all copies</text:span><text:span text:style-name="T9">.</text:span></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8"><text:span text:style-name="T11">Revision History</text:span></text:p>
      <text:p text:style-name="P9"><text:span text:style-name="T12"/></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11"><text:span text:style-name="T13">Version</text:span><text:span text:style-name="T14"/></text:p>
          </table:table-cell>
          <table:table-cell table:style-name="TableCell010001">
            <text:p text:style-name="P12"><text:span text:style-name="T15">Date</text:span><text:span text:style-name="T16"/></text:p>
          </table:table-cell>
          <table:table-cell table:style-name="TableCell010002">
            <text:p text:style-name="P12"><text:span text:style-name="T17">Author</text:span><text:span text:style-name="T18"/></text:p>
          </table:table-cell>
          <table:table-cell table:style-name="TableCell010003">
            <text:p text:style-name="P12"><text:span text:style-name="T19">Change Description</text:span><text:span text:style-name="T20"/></text:p>
          </table:table-cell>
        </table:table-row>
        <table:table-row table:style-name="TableRow0101">
          <table:table-cell table:style-name="TableCell010100">
            <text:p text:style-name="P15"><text:span text:style-name="T21">1.0</text:span><text:span text:style-name="T22"/></text:p>
          </table:table-cell>
          <table:table-cell table:style-name="TableCell010101">
            <text:p text:style-name="P16"><text:span text:style-name="T23">12/02/2017</text:span><text:span text:style-name="T24"/></text:p>
          </table:table-cell>
          <table:table-cell table:style-name="TableCell010102">
            <text:p text:style-name="P16"><text:span text:style-name="T24"/></text:p>
          </table:table-cell>
          <table:table-cell table:style-name="TableCell010103">
            <text:p text:style-name="P16"><text:span text:style-name="T24"/></text:p>
          </table:table-cell>
        </table:table-row>
        <table:table-row table:style-name="TableRow0102">
          <table:table-cell table:style-name="TableCell010200">
            <text:p text:style-name="P18"><text:span text:style-name="T24"/></text:p>
          </table:table-cell>
          <table:table-cell table:style-name="TableCell010201">
            <text:p text:style-name="P18"><text:span text:style-name="T24"/></text:p>
          </table:table-cell>
          <table:table-cell table:style-name="TableCell010202">
            <text:p text:style-name="P18"><text:span text:style-name="T24"/></text:p>
          </table:table-cell>
          <table:table-cell table:style-name="TableCell010203">
            <text:p text:style-name="P18"><text:span text:style-name="T24"/></text:p>
          </table:table-cell>
        </table:table-row>
      </table:table>
      <text:p text:style-name="P20"><text:span text:style-name="T25"><text:line-break/></text:span></text:p>
      <text:p text:style-name="P21"><text:span text:style-name="T26"/></text:p>
      <text:p text:style-name="P21"><text:span text:style-name="T26"/></text:p>
      <text:p text:style-name="P21"><text:span text:style-name="T26"/></text:p>
      <text:p text:style-name="P22"><text:span text:style-name="T26"/></text:p>
      <text:p text:style-name="P23"><text:span text:style-name="T26"/></text:p>
      <text:p text:style-name="P24"><text:span text:style-name="T27">Table of Contents</text:span></text:p>
      <text:p text:style-name="P25"><text:a xlink:href="#__RefHeading___Toc166398920"><text:span text:style-name="T29">1. Introduction</text:span></text:a><text:span text:style-name="T30"><text:tab/></text:span><text:a xlink:href="#__RefHeading___Toc166398920"><text:span text:style-name="T32">3</text:span></text:a><text:span text:style-name="T33"/></text:p>
      <text:p text:style-name="P26"><text:a xlink:href="#__RefHeading___Toc166398921"><text:span text:style-name="T35">1.1. Document Outline</text:span></text:a><text:span text:style-name="T36"><text:tab/></text:span><text:a xlink:href="#__RefHeading___Toc166398921"><text:span text:style-name="T38">4</text:span></text:a><text:span text:style-name="T39"/></text:p>
      <text:p text:style-name="P26"><text:a xlink:href="#__RefHeading___Toc166398922"><text:span text:style-name="T41">1.2. Document Description</text:span></text:a><text:span text:style-name="T42"><text:tab/></text:span><text:a xlink:href="#__RefHeading___Toc166398922"><text:span text:style-name="T44">5</text:span></text:a><text:span text:style-name="T45"/></text:p>
      <text:p text:style-name="P27"><text:a xlink:href="#__RefHeading___Toc166398923"><text:span text:style-name="T47">1.2.1. Introduction</text:span></text:a><text:span text:style-name="T48"><text:tab/></text:span><text:a xlink:href="#__RefHeading___Toc166398923"><text:span text:style-name="T50">6</text:span></text:a><text:span text:style-name="T51"/></text:p>
      <text:p text:style-name="P27"><text:a xlink:href="#__RefHeading___Toc166398924"><text:span text:style-name="T53">1.2.2. System Overview</text:span></text:a><text:span text:style-name="T54"><text:tab/></text:span><text:a xlink:href="#__RefHeading___Toc166398924"><text:span text:style-name="T56">6</text:span></text:a><text:span text:style-name="T57"/></text:p>
      <text:p text:style-name="P28"><text:a xlink:href="#__RefHeading___Toc166398925"><text:span text:style-name="T59">2. Design Considerations</text:span></text:a><text:span text:style-name="T60"><text:tab/></text:span><text:a xlink:href="#__RefHeading___Toc166398925"><text:span text:style-name="T62">6</text:span></text:a><text:span text:style-name="T63"/></text:p>
      <text:p text:style-name="P29"><text:a xlink:href="#__RefHeading___Toc166398926"><text:span text:style-name="T65">2.1. Assumptions and Dependencies</text:span></text:a><text:span text:style-name="T66"><text:tab/></text:span><text:a xlink:href="#__RefHeading___Toc166398926"><text:span text:style-name="T68">7</text:span></text:a><text:span text:style-name="T69"/></text:p>
      <text:p text:style-name="P29"><text:a xlink:href="#__RefHeading___Toc166398927"><text:span text:style-name="T71">2.2. General Constraints</text:span></text:a><text:span text:style-name="T72"><text:tab/></text:span><text:a xlink:href="#__RefHeading___Toc166398927"><text:span text:style-name="T74">7</text:span></text:a><text:span text:style-name="T75"/></text:p>
      <text:p text:style-name="P29"><text:a xlink:href="#__RefHeading___Toc166398929"><text:span text:style-name="T77">2.3. Develope</text:span><text:span text:style-name="T78"><text:s/>HYPERLINK "#__RefHeading___Toc166398929"</text:span><text:span text:style-name="T79">m</text:span><text:span text:style-name="T80"><text:s/>HYPERLINK "#__RefHeading___Toc166398929"</text:span><text:span text:style-name="T81">nt Methods</text:span></text:a><text:span text:style-name="T82"><text:tab/></text:span><text:a xlink:href="#__RefHeading___Toc166398929"><text:span text:style-name="T84">7</text:span></text:a><text:span text:style-name="T85"/></text:p>
      <text:p text:style-name="P30"><text:a xlink:href="#__RefHeading___Toc166398934"><text:span text:style-name="T87">3. Detailed System Design</text:span></text:a><text:span text:style-name="T88"><text:tab/></text:span><text:a xlink:href="#__RefHeading___Toc166398934"><text:span text:style-name="T90">8</text:span></text:a><text:span text:style-name="T91"/></text:p>
      <text:p text:style-name="P31"><text:a xlink:href="#__RefHeading__807_360575452"><text:span text:style-name="T93">3.1. Classification</text:span></text:a><text:span text:style-name="T94"><text:tab/></text:span><text:a xlink:href="#__RefHeading__807_360575452"><text:span text:style-name="T96">8</text:span></text:a><text:span text:style-name="T97"/></text:p>
      <text:p text:style-name="P31"><text:a xlink:href="#__RefHeading___Toc166398936"><text:span text:style-name="T99">3.2. Definition</text:span></text:a><text:span text:style-name="T100"><text:tab/></text:span><text:a xlink:href="#__RefHeading___Toc166398936"><text:span text:style-name="T102">8</text:span></text:a><text:span text:style-name="T103"/></text:p>
      <text:p text:style-name="P31"><text:a xlink:href="#__RefHeading___Toc166398937"><text:span text:style-name="T105">3.3. Responsibilities</text:span></text:a><text:span text:style-name="T106"><text:tab/></text:span><text:a xlink:href="#__RefHeading___Toc166398937"><text:span text:style-name="T108">8</text:span></text:a><text:span text:style-name="T109"/></text:p>
      <text:p text:style-name="P31"><text:a xlink:href="#__RefHeading___Toc166398938"><text:span text:style-name="T111">3.4. Constraints</text:span></text:a><text:span text:style-name="T112"><text:tab/></text:span><text:a xlink:href="#__RefHeading___Toc166398938"><text:span text:style-name="T114">8</text:span></text:a><text:span text:style-name="T115"/></text:p>
      <text:p text:style-name="P31"><text:a xlink:href="#__RefHeading___Toc166398940"><text:span text:style-name="T117">3.5. Uses/Interactions</text:span></text:a><text:span text:style-name="T118"><text:tab/></text:span><text:a xlink:href="#__RefHeading___Toc166398940"><text:span text:style-name="T120">8</text:span></text:a><text:span text:style-name="T121"/></text:p>
      <text:p text:style-name="P31"><text:a xlink:href="#__RefHeading___Toc166398944"><text:span text:style-name="T123">3.6. Detailed Subsystem Design</text:span></text:a><text:span text:style-name="T124"><text:tab/></text:span><text:a xlink:href="#__RefHeading___Toc166398944"><text:span text:style-name="T126">8</text:span></text:a><text:span text:style-name="T127"/></text:p>
      <text:p text:style-name="P32"><text:a xlink:href="#__RefHeading___Toc166398945"><text:span text:style-name="T129">4. Glossary</text:span></text:a><text:span text:style-name="T130"><text:tab/></text:span><text:a xlink:href="#__RefHeading___Toc166398945"><text:span text:style-name="T132">9</text:span></text:a><text:span text:style-name="T133"/></text:p>
      <text:p text:style-name="P32"><text:a xlink:href="#__RefHeading___Toc166398946"><text:span text:style-name="T135">5. Bibliography</text:span></text:a><text:span text:style-name="T136"><text:tab/></text:span><text:a xlink:href="#__RefHeading___Toc166398946"><text:span text:style-name="T138">9</text:span></text:a><text:span text:style-name="T139"/></text:p>
      <text:p text:style-name="P33"><text:span text:style-name="T139"/></text:p>
      <text:p text:style-name="P33"><text:span text:style-name="T139"/></text:p>
      <text:p text:style-name="P33"><text:span text:style-name="T139"/></text:p>
      <text:p text:style-name="P33"><text:span text:style-name="T139"/></text:p>
      <text:p text:style-name="P33"><text:span text:style-name="T139"/></text:p>
      <text:p text:style-name="P33"><text:span text:style-name="T139"/></text:p>
      <text:p text:style-name="P33"><text:span text:style-name="T139"/></text:p>
      <text:p text:style-name="P33"><text:span text:style-name="T139"/></text:p>
      <text:p text:style-name="P33"><text:span text:style-name="T139"/></text:p>
      <text:p text:style-name="P33"><text:span text:style-name="T139"/></text:p>
      <text:p text:style-name="P33"><text:span text:style-name="T139"/></text:p>
      <text:p text:style-name="P33"><text:span text:style-name="T139"/></text:p>
      <text:p text:style-name="P33"><text:span text:style-name="T139"/></text:p>
      <text:p text:style-name="P33"><text:span text:style-name="T139"/></text:p>
      <text:p text:style-name="P33"><text:span text:style-name="T139"/></text:p>
      <text:p text:style-name="P33"><text:span text:style-name="T139"/></text:p>
      <text:p text:style-name="P33"><text:span text:style-name="T139"/></text:p>
      <text:p text:style-name="P33"><text:span text:style-name="T139"/></text:p>
      <text:p text:style-name="P33"><text:span text:style-name="T139"/></text:p>
      <text:p text:style-name="P33"><text:span text:style-name="T139"/></text:p>
      <text:p text:style-name="P33"><text:span text:style-name="T139"/></text:p>
      <text:p text:style-name="P34"><text:span text:style-name="T139"/></text:p>
      <text:p text:style-name="P35"><text:span text:style-name="T140">Introductio</text:span></text:p>
      <text:p text:style-name="P35"><text:span text:style-name="T141">The aim of the ”Central Seat Allotment ” is to provide a system that computerize Seat allotment process for the Institute so that it saves the efforts and time of both the institutes and the students. This document is meant to give a detailed description of the requirements for the “Central Seat Allotment”. It will illustrate the purpose and complete declaration for the development of system</text:span><text:span text:style-name="T142">.</text:span></text:p>
      <text:p text:style-name="P36"><text:span text:style-name="T143"/></text:p>
      <text:p text:style-name="P36"><text:span text:style-name="T144">In devising this Design Document, I have gleaned information from many sources, including various texts on Software Engineering (Pressman, Sommerville, and Van Vliet), Object-Oriented Development (Booch, Rumbaugh, Berard, and Wirfs-Brock), various SEI reports, DoD-Std and Mil-Std documentation requirements (2167/2167A), and IEEE documentation standards (particularly<text:s/></text:span><text:a xlink:href="http://ieeexplore.ieee.org/iel4/5985/16019/00741934.pdf"><text:span text:style-name="T146">IEEE-1016</text:span></text:a><text:span text:style-name="T147"><text:s/>for software designs, and<text:s/></text:span><text:a xlink:href="http://eeexplore.ieee.org/iel4/5841/15571/00720574.pdf"><text:span text:style-name="T149">IEEE-830</text:span></text:a><text:span text:style-name="T150"><text:s/>for software requirements). I have made every effort not to assume or impose a particular software development methodology or paradigm, and to place more emphasis on content than on format.</text:span><text:span text:style-name="T151"/></text:p>
      <text:list text:style-name="L37">
        <text:list-item>
          <text:p text:style-name="P37"><text:span text:style-name="T152">Document Outline</text:span><text:span text:style-name="T153"/></text:p>
        </text:list-item>
      </text:list>
      <text:p text:style-name="P38"><text:span text:style-name="T154"><text:s text:c="15"/></text:span><text:span text:style-name="T155">Document Description</text:span><text:span text:style-name="T156"/></text:p>
      <text:p text:style-name="P39"><text:span text:style-name="T157"/></text:p>
      <text:list text:style-name="L40">
        <text:list-item>
          <text:p text:style-name="P40"><text:span text:style-name="T158">Purpose</text:span><text:span text:style-name="T159"><text:s/>:</text:span></text:p>
        </text:list-item>
      </text:list>
      <text:p text:style-name="P41"><text:span text:style-name="T160"><text:s/></text:span><text:span text:style-name="T161">The aim of Central Seat Allotment System is to computerize admission process for MCA course. Its basic objectives are to extend their reach to geographically scattered students, reducing time in activities, centralized data handling and <text:tab/>paperless admission with reduced manpower. Its other factors are cost cutting, operational efficiency, consist view of data and integration with other institutions.Main challenges are effectively sync internal and external operations in such a<text:s text:c="2"/>manner that job can be finished within time limit</text:span><text:span text:style-name="T162">. </text:span></text:p>
      <text:p text:style-name="P42"><text:span text:style-name="T163"/></text:p>
      <text:list text:style-name="L43">
        <text:list-item>
          <text:p text:style-name="P43"><text:span text:style-name="T164">Scope<text:s/></text:span><text:span text:style-name="T165">:</text:span></text:p>
        </text:list-item>
      </text:list>
      <text:p text:style-name="P44"><text:span text:style-name="T166"><text:s/>Trace all of the institutes and the seats in each college falls under the NITs. Common interface on web accessed by everyone. Central database having all information about candidates, institutes, seats preparation of merit list for each category. Online onsite counseling procedure having various rounds i.e. I, II round.</text:span></text:p>
      <text:p text:style-name="P44"><text:span text:style-name="T167"/></text:p>
      <text:list text:style-name="L45">
        <text:list-item>
          <text:p text:style-name="P45"><text:span text:style-name="T168">Intended Audience</text:span><text:span text:style-name="T169"><text:s/></text:span><text:span text:style-name="T170">: </text:span></text:p>
        </text:list-item>
      </text:list>
      <text:p text:style-name="P46"><text:span text:style-name="T170">This design document is intended to be used by end user(student), Counseling conducting Institute, Developer tester and all persons who are enrolled in this project.</text:span></text:p>
      <text:p text:style-name="P46"><text:span text:style-name="T170"/></text:p>
      <text:list text:style-name="L47">
        <text:list-item>
          <text:p text:style-name="P47"><text:span text:style-name="T171">System/product name</text:span><text:span text:style-name="T172"><text:s/></text:span><text:span text:style-name="T173">:</text:span></text:p>
        </text:list-item>
      </text:list>
      <text:p text:style-name="P48"><text:span text:style-name="T173"><text:s/>CSAS<text:s text:c="2"/>and/or version numbers : 1.0</text:span></text:p>
      <text:p text:style-name="P48"><text:span text:style-name="T174"/></text:p>
      <text:list text:style-name="L49">
        <text:list-item>
          <text:p text:style-name="P49"><text:span text:style-name="T175">References for other pertinent documents :</text:span></text:p>
        </text:list-item>
        <text:list-item>
          <text:p text:style-name="P49"><text:span text:style-name="T175">Related and/or companion documents : </text:span></text:p>
        </text:list-item>
      </text:list>
      <text:p text:style-name="P50"><text:span text:style-name="T175"><text:s text:c="52"/>Class Diagram, Sequence Diagram, Activity Diagram</text:span></text:p>
      <text:list text:style-name="L51">
        <text:list-item>
          <text:p text:style-name="P51"><text:span text:style-name="T175">Prerequisite documents : </text:span></text:p>
        </text:list-item>
      </text:list>
      <text:p text:style-name="P52"><text:span text:style-name="T175"><text:s text:c="51"/>System Requirement Specification </text:span></text:p>
      <text:list text:style-name="L53">
        <text:list-item>
          <text:p text:style-name="P53"><text:span text:style-name="T175">Documents which provide background and/or context for this document :<text:s/></text:span><text:a xlink:href="http://ekalavya.it.iitb.ac.in/"><text:span text:style-name="T177">http://ekalavya.it.iitb.ac.in</text:span></text:a><text:span text:style-name="T178"><text:s text:c="11"/></text:span><text:span text:style-name="T179"/></text:p>
        </text:list-item>
      </text:list>
      <text:p text:style-name="P54"><text:span text:style-name="T179"/></text:p>
      <text:list text:style-name="L55">
        <text:list-item>
          <text:p text:style-name="P55"><text:span text:style-name="T180">Define any important terms, acronyms, or abbreviations</text:span></text:p>
        </text:list-item>
      </text:list>
      <text:p text:style-name="P56"><text:span text:style-name="T180"><text:s/><text:tab/>CSAS : Central Seat Allotment System </text:span></text:p>
      <text:p text:style-name="P56"><text:span text:style-name="T180"><text:tab/>NIMCET : NIT MCA Common Enterance Test</text:span></text:p>
      <text:p text:style-name="P57"><text:span text:style-name="T181"/></text:p>
      <text:list text:style-name="L58">
        <text:list-item>
          <text:p text:style-name="P58"><text:span text:style-name="T182">Summary<text:s/></text:span><text:span text:style-name="T183">:</text:span></text:p>
        </text:list-item>
      </text:list>
      <text:p text:style-name="P59"><text:span text:style-name="T183">The aim of the<text:s/></text:span><text:span text:style-name="T184">Central Seat Allotment</text:span><text:span text:style-name="T185"><text:s text:c="2"/>is to provide a system that computerize Seat allotment process for the Institute so that it saves<text:s text:c="2"/>the efforts and time of both the institutes and the students.</text:span></text:p>
      <text:p text:style-name="P59"><text:span text:style-name="T185">This<text:s text:c="2"/>document is meant to give a detailed description of the requirements<text:s text:c="2"/>for the<text:s text:c="2"/>“Central Seat Allotment". It will illustrate the purpose and complete declaration for the development of system</text:span></text:p>
      <text:list text:style-name="L60">
        <text:list-item>
          <text:p text:style-name="P60"><text:span text:style-name="T186">System Overview</text:span><text:span text:style-name="T187"/></text:p>
        </text:list-item>
      </text:list>
      <text:p text:style-name="P61"><text:span text:style-name="T188">It will provide the Institute a way of viewing all of the student information that is necessary in order to allot the seat.</text:span></text:p>
      <text:p text:style-name="P61"><text:span text:style-name="T189"/></text:p>
      <text:p text:style-name="P61"><text:span text:style-name="T190">Student</text:span><text:span text:style-name="T191"><text:s/></text:span><text:span text:style-name="T192">:</text:span></text:p>
      <text:p text:style-name="P62"><text:span text:style-name="T192">Students can see their rank, register for counseling and fill the choice according to their institute preference. Student can edit or modify choices before final submitting their institute choice. Student can upgrade for higher preference institute or confirms the alloted institute.</text:span></text:p>
      <text:p text:style-name="P63"><text:span text:style-name="T192"><text:s/></text:span><text:span text:style-name="T193"/></text:p>
      <text:p text:style-name="P63"><text:span text:style-name="T194">Counseling Institutes</text:span><text:span text:style-name="T195"><text:s/>:</text:span></text:p>
      <text:p text:style-name="P63"><text:span text:style-name="T196">Counseling Institute verify the student details and update/confirm <text:tab/>the student seat allotment.</text:span></text:p>
      <text:p text:style-name="P63"><text:span text:style-name="T197"/></text:p>
      <text:p text:style-name="P63"><text:span text:style-name="T198">Host Institute :</text:span></text:p>
      <text:p text:style-name="P63"><text:span text:style-name="T199">Host institute declare the rounds result (round1,round2) for <text:tab/>seat allotment.</text:span></text:p>
      <text:p text:style-name="P63"><text:span text:style-name="T200"/></text:p>
      <text:p text:style-name="P63"><text:span text:style-name="T200"/></text:p>
      <text:p text:style-name="P63"><text:span text:style-name="T200"/></text:p>
      <text:p text:style-name="P63"><text:span text:style-name="T200"/></text:p>
      <text:p text:style-name="P63"><text:span text:style-name="T201">System</text:span><text:span text:style-name="T202"><text:s/>:</text:span></text:p>
      <text:list text:style-name="L64">
        <text:list-item>
          <text:p text:style-name="P64"><text:span text:style-name="T203">System will allot seat to student based on the rank, category, and their preferences. System stores all the information about the student in a central database.</text:span></text:p>
        </text:list-item>
      </text:list>
      <text:p text:style-name="P65"><text:span text:style-name="T204"/></text:p>
      <text:p text:style-name="P65"><text:span text:style-name="T204"><text:s text:c="9"/>Major functions of the system are:</text:span></text:p>
      <text:list text:style-name="L66">
        <text:list-item>
          <text:p text:style-name="P66"><text:span text:style-name="T205">Choice filling and result display.</text:span></text:p>
        </text:list-item>
        <text:list-item>
          <text:p text:style-name="P66"><text:span text:style-name="T205">Functionality for seat confirmation,seat up-gradation.</text:span></text:p>
        </text:list-item>
        <text:list-item>
          <text:p text:style-name="P66"><text:span text:style-name="T205">seat allotment by Central Seat Allotment System</text:span></text:p>
        </text:list-item>
      </text:list>
      <text:p text:style-name="P67"><text:span text:style-name="T206"><text:s/></text:span></text:p>
      <text:list text:style-name="L68">
        <text:list-item>
          <text:p text:style-name="P68"><text:span text:style-name="T207">Design Considerations</text:span></text:p>
        </text:list-item>
        <text:list-item>
          <text:p text:style-name="P68"><text:span text:style-name="T208">Assumptions and Dependencies</text:span></text:p>
        </text:list-item>
      </text:list>
      <text:p text:style-name="P69"><text:span text:style-name="T209"/></text:p>
      <text:list text:style-name="L70">
        <text:list-item>
          <text:p text:style-name="P70"><text:span text:style-name="T210">We assume that extra documentation beyond this SRS would not be necessary in order for the user to utilize this product.</text:span></text:p>
        </text:list-item>
        <text:list-item>
          <text:p text:style-name="P70"><text:span text:style-name="T210">The past record of the candidate can be verified online by the respective Institute.</text:span></text:p>
        </text:list-item>
        <text:list-item>
          <text:p text:style-name="P70"><text:span text:style-name="T210">The contact details of the counseling Institute is already available.</text:span></text:p>
        </text:list-item>
        <text:list-item>
          <text:p text:style-name="P70"><text:span text:style-name="T210">The personal information can not be changed once the allotment process starts.</text:span></text:p>
        </text:list-item>
        <text:list-item>
          <text:p text:style-name="P70"><text:span text:style-name="T210">Roles and tasks of all Institutes are predefined.</text:span></text:p>
        </text:list-item>
        <text:list-item>
          <text:p text:style-name="P70"><text:span text:style-name="T210">Once choices has been locked no further changes are allowed.</text:span></text:p>
        </text:list-item>
      </text:list>
      <text:p text:style-name="P71"><text:span text:style-name="T211"/></text:p>
      <text:list text:style-name="L72">
        <text:list-item>
          <text:p text:style-name="P72"><text:span text:style-name="T212">General Constrain<text:s/></text:span><text:span text:style-name="T213"/></text:p>
        </text:list-item>
      </text:list>
      <text:p text:style-name="P73"><text:span text:style-name="T214"/></text:p>
      <text:list text:style-name="L74">
        <text:list-item>
          <text:p text:style-name="P74"><text:span text:style-name="T215">Client Side Requirement</text:span></text:p>
        </text:list-item>
      </text:list>
      <text:p text:style-name="P75"><text:span text:style-name="T216">Running application system must have a recent version of browser e.g. google<text:s text:c="18"/>chrome, microsoft edge, mozilla firefox etc.</text:span></text:p>
      <text:p text:style-name="P75"><text:span text:style-name="T217"/></text:p>
      <text:list text:style-name="L76">
        <text:list-item>
          <text:p text:style-name="P76"><text:span text:style-name="T218">Server Side Requirement<text:s/></text:span><text:span text:style-name="T219">:</text:span></text:p>
        </text:list-item>
      </text:list>
      <text:p text:style-name="P77"><text:span text:style-name="T220">• OS - window server (or above) or Linux System</text:span></text:p>
      <text:p text:style-name="P77"><text:span text:style-name="T220">• Server - Apache</text:span></text:p>
      <text:p text:style-name="P77"><text:span text:style-name="T220">• Database - Mysql</text:span></text:p>
      <text:p text:style-name="P77"><text:span text:style-name="T220">• Scripting Language - PHP</text:span></text:p>
      <text:p text:style-name="P77"><text:span text:style-name="T221"/></text:p>
      <text:list text:style-name="L78">
        <text:list-item>
          <text:p text:style-name="P78"><text:span text:style-name="T222">System should work 24x7</text:span></text:p>
        </text:list-item>
        <text:list-item>
          <text:p text:style-name="P78"><text:span text:style-name="T222">HTTP, HTTPS</text:span></text:p>
        </text:list-item>
        <text:list-item>
          <text:p text:style-name="P78"><text:span text:style-name="T222">Centralized Database</text:span></text:p>
        </text:list-item>
        <text:list-item>
          <text:p text:style-name="P78"><text:span text:style-name="T222">Verification and validation requirements (testing)</text:span></text:p>
        </text:list-item>
        <text:list-item>
          <text:p text:style-name="P78"><text:span text:style-name="T222">Other means of addressing quality goals</text:span></text:p>
        </text:list-item>
        <text:list-item>
          <text:p text:style-name="P78"><text:span text:style-name="T222">Other requirements described in the requirements specification </text:span></text:p>
        </text:list-item>
      </text:list>
      <text:p text:style-name="P79"><text:span text:style-name="T223"/></text:p>
      <text:p text:style-name="P79"><text:span text:style-name="T223"/></text:p>
      <text:list text:style-name="L80">
        <text:list-item>
          <text:p text:style-name="P80"><text:span text:style-name="T224">Development Methods</text:span></text:p>
        </text:list-item>
      </text:list>
      <text:p text:style-name="P81"><text:span text:style-name="T225"><text:tab/>Iterative Approach is used for this software design.<text:s/></text:span><text:span text:style-name="T226">Iterative development is a way of breaking down the software <text:tab/>development of a large application into smaller chunks. In iterative development, feature code is designed, developed and tested in repeated cycles. With each iteration, additional features can be designed, developed and tested until there is a fully functional software application ready to be deployed to customers.</text:span></text:p>
      <text:list text:style-name="L82">
        <text:list-item>
          <text:p text:style-name="P82"><text:span text:style-name="T227">Detailed System Design</text:span></text:p>
        </text:list-item>
        <text:list-item>
          <text:p text:style-name="P82"><text:span text:style-name="T228">Classification</text:span></text:p>
        </text:list-item>
      </text:list>
      <text:p text:style-name="P83"><text:span text:style-name="T229">The whole design is classified b/w the Student and system . User is a student with some rollno and rank . Student use the class choice which provide user to select institute name according to his/her preferences and can submit and lock his choices with using lock choice and submit choice function. System uses Allotment, Seat, Choice and Student class to allot a seat to a particular student.<text:s text:c="2"/></text:span></text:p>
      <text:list text:style-name="L84">
        <text:list-item>
          <text:p text:style-name="P84"><text:span text:style-name="T230">Definition</text:span></text:p>
        </text:list-item>
      </text:list>
      <text:p text:style-name="P85"><text:span text:style-name="T231">The purpose of this design to provide a smooth<text:s text:c="2"/>Seat Allotment System to the Student and the Institute. Central Seat Allotment System interact with the student who filled choice based on his/her preference,CSAS allot seat of a institute to a student based on the <text:tab/>rank secured by the student, category, and institute choice filled by <text:tab/>the student on his/her preferences. Allotment would be done on different phases(rounds). Student allotted seat in a round may <text:tab/>upgrade or confirm the allotted institute.<text:s text:c="2"/></text:span></text:p>
      <text:p text:style-name="P86"><text:span text:style-name="T232"/></text:p>
      <text:list text:style-name="L87">
        <text:list-item>
          <text:p text:style-name="P87"><text:span text:style-name="T233">Responsibilities</text:span></text:p>
        </text:list-item>
      </text:list>
      <text:p text:style-name="P88"><text:span text:style-name="T234"/></text:p>
      <text:p text:style-name="P88"><text:span text:style-name="T235">Central Seat Allotment System</text:span><text:span text:style-name="T236">:<text:s/></text:span><text:span text:style-name="T237"/></text:p>
      <text:p text:style-name="P89"><text:span text:style-name="T237">This is the central component of the system from where entire CSAS is controlled. The main responsibilities are update Counseling Status, update Allotment Status,<text:s text:c="2"/>update Admission Status of a student attending counseling and store all these information in the central database.</text:span></text:p>
      <text:p text:style-name="P90"><text:span text:style-name="T238"/></text:p>
      <text:p text:style-name="P90"><text:span text:style-name="T239">Choice</text:span><text:span text:style-name="T240">:</text:span></text:p>
      <text:p text:style-name="P91"><text:span text:style-name="T241">This is part of CSAS where a Student interact with the CSAS and fill, edit, submit and<text:s text:c="2"/>lock his choices. Once choice have been locked system would not allow user to make changes.</text:span></text:p>
      <text:p text:style-name="P92"><text:span text:style-name="T242"/></text:p>
      <text:p text:style-name="P92"><text:span text:style-name="T243">Allotment</text:span><text:span text:style-name="T244">:</text:span></text:p>
      <text:p text:style-name="P93"><text:span text:style-name="T245">In this section system plays a major role. System will use the choice filled by the student, vacant seat of the institutes and round of the seat allotment to allot seat to a student. Allotment would be done on the basis of category, rank and preference. </text:span></text:p>
      <text:list text:style-name="L94">
        <text:list-item>
          <text:p text:style-name="P94"><text:span text:style-name="T246">Constraints</text:span></text:p>
        </text:list-item>
      </text:list>
      <text:p text:style-name="P95"><text:span text:style-name="T247"/></text:p>
      <text:list text:style-name="L96">
        <text:list-item>
          <text:p text:style-name="P96"><text:span text:style-name="T248">User must have an email id.</text:span></text:p>
        </text:list-item>
        <text:list-item>
          <text:p text:style-name="P96"><text:span text:style-name="T248">Choice filling should be done after the starting date and must complete before ending date.</text:span></text:p>
        </text:list-item>
        <text:list-item>
          <text:p text:style-name="P96"><text:span text:style-name="T248">Allotment result of each round should be declared on the date of result declaration of allotment.</text:span></text:p>
        </text:list-item>
        <text:list-item>
          <text:p text:style-name="P96"><text:span text:style-name="T248">A hierarchy should be maintained for seat allotment to student of different category as per government of India rule. </text:span></text:p>
        </text:list-item>
      </text:list>
      <text:p text:style-name="P97"><text:span text:style-name="T249"/></text:p>
      <text:list text:style-name="L98">
        <text:list-item>
          <text:p text:style-name="P98"><text:span text:style-name="T250">Uses/Interactions</text:span></text:p>
        </text:list-item>
      </text:list>
      <text:p text:style-name="P99"><text:span text:style-name="T251"/></text:p>
      <text:p text:style-name="P100"><text:span text:style-name="T252">Central Seat Allotment System is the central part of the entire software system. Using the Object-oriented technique our design consist of<text:s text:c="3"/>six classes namely SeatAllotmentSystem, Student, Choice, Allotment, Seat and Institute. Classes interact with each other by “has-a-relationship“. SeatAllotmentSystem class has an instance of Student class, Student class has an instance of Choice class, Choice class<text:s text:c="2"/>has an instance of Allotment class and Allotment class has instances of Institute and Seat class.<text:s text:c="2"/>SeatAllotmentSystem will allot seat for instance of student, student will fill choice on choice instance and Choice instance will get allotment on the basis of Institute and Seat instances.</text:span><text:span text:style-name="T253"/></text:p>
      <text:p text:style-name="P101"><text:span text:style-name="T253"/></text:p>
      <text:list text:style-name="L102">
        <text:list-item>
          <text:p text:style-name="P102"><text:span text:style-name="T254">Glossary</text:span></text:p>
        </text:list-item>
        <text:list-item>
          <text:p text:style-name="P103"><text:span text:style-name="T255">B/w : Between</text:span></text:p>
        </text:list-item>
        <text:list-item>
          <text:p text:style-name="P103"><text:span text:style-name="T255">NIT : National Institute of Technology</text:span></text:p>
        </text:list-item>
        <text:list-item>
          <text:p text:style-name="P103"><text:span text:style-name="T255">Sync : Synchronization</text:span></text:p>
        </text:list-item>
        <text:list-item>
          <text:p text:style-name="P103"><text:span text:style-name="T255">Instance : Object of a class</text:span></text:p>
        </text:list-item>
        <text:list-item>
          <text:p text:style-name="P103"><text:span text:style-name="T255">CSAS : Central Seat Allotment System</text:span></text:p>
        </text:list-item>
      </text:list>
      <text:p text:style-name="P104"><text:span text:style-name="T256"/></text:p>
      <text:list text:style-name="L105">
        <text:list-item>
          <text:p text:style-name="P105"><text:span text:style-name="T257">Bibliography</text:span></text:p>
        </text:list-item>
        <text:list-item>
          <text:p text:style-name="P106"><text:a xlink:href="https://drive.google.com/open?id=0B3OtOh_BgLqZNjA2VGZ5NzlEVHM"><text:span text:style-name="T259">Object Oriented Software Engineering Practical Software Development using UML and Java</text:span></text:a><text:span text:style-name="T260"/></text:p>
        </text:list-item>
        <text:list-item>
          <text:p text:style-name="P106"><text:a xlink:href="https://en.wikipedia.org/wiki/NIMCET"><text:span text:style-name="T262">NIMCET</text:span></text:a><text:span text:style-name="T263"><text:s/></text:span></text:p>
        </text:list-item>
        <text:list-item>
          <text:p text:style-name="P106"><text:a xlink:href="https://drive.google.com/open?id=0B-lc6YAwP86sZGRzaHJqSWpyWWc"><text:span text:style-name="T265">IIT-JEE Seat Allotment System</text:span></text:a><text:span text:style-name="T266"/></text:p>
        </text:list-item>
      </text:list>
      <text:p text:style-name="P107"><text:span text:style-name="T26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